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font-name="Liberation Sans" style:font-name-asian="DejaVu Sans" style:font-name-complex="Lohit Hindi"/>
    </style:style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0378in" svg:height="6.1213in" svg:x="6.9161in" svg:y="5.2878in">
            <draw:object draw:notify-on-update-of-ranges="Sheet1.J4:Sheet1.J22 Sheet1.S3:Sheet1.S3 Sheet1.S4:Sheet1.S22 Sheet1.T3:Sheet1.T3 Sheet1.T4:Sheet1.T22 Sheet1.U3:Sheet1.U3 Sheet1.U4:Sheet1.U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.1858in" svg:height="5.5673in" svg:x="18.0335in" svg:y="5.2461in">
            <draw:object draw:notify-on-update-of-ranges="Sheet1.J4:Sheet1.J22 Sheet1.L3:Sheet1.L3 Sheet1.L4:Sheet1.L22 Sheet1.M3:Sheet1.M3 Sheet1.M4:Sheet1.M22 Sheet1.N3:Sheet1.N3 Sheet1.N4:Sheet1.N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4" table:default-cell-style-name="Default"/>
        <table:table-row table:style-name="ro1">
          <table:table-cell/>
          <table:table-cell office:value-type="string">
            <text:p>decrease key</text:p>
          </table:table-cell>
          <table:table-cell table:number-columns-repeated="9"/>
          <table:table-cell office:value-type="string">
            <text:p>averages</text:p>
          </table:table-cell>
          <table:table-cell table:number-columns-repeated="6"/>
          <table:table-cell office:value-type="string">
            <text:p>asymptotic</text:p>
          </table:table-cell>
          <table:table-cell table:number-columns-repeated="3"/>
          <table:table-cell office:value-type="string">
            <text:p>real times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indicies</text:p>
          </table:table-cell>
          <table:table-cell office:value-type="string">
            <text:p>Set Size: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4"/>
          <table:table-cell office:value-type="string">
            <text:p>O(n)</text:p>
          </table:table-cell>
          <table:table-cell office:value-type="string">
            <text:p>O(n log n)</text:p>
          </table:table-cell>
          <table:table-cell office:value-type="string">
            <text:p>O(n log log n)</text:p>
          </table:table-cell>
          <table:table-cell table:number-columns-repeated="3"/>
        </table:table-row>
        <table:table-row table:style-name="ro2">
          <table:table-cell office:value-type="string">
            <text:p>size </text:p>
          </table:table-cell>
          <table:table-cell office:value-type="string">
            <text:p>fibonacci</text:p>
          </table:table-cell>
          <table:table-cell office:value-type="string">
            <text:p>binary</text:p>
          </table:table-cell>
          <table:table-cell office:value-type="string">
            <text:p>van emde boas</text:p>
          </table:table-cell>
          <table:table-cell table:number-columns-repeated="2"/>
          <table:table-cell office:value-type="string">
            <text:p>start</text:p>
          </table:table-cell>
          <table:table-cell office:value-type="string">
            <text:p>end</text:p>
          </table:table-cell>
          <table:table-cell/>
          <table:table-cell office:value-type="string">
            <text:p>size</text:p>
          </table:table-cell>
          <table:table-cell/>
          <table:table-cell office:value-type="string">
            <text:p>fibonacci</text:p>
          </table:table-cell>
          <table:table-cell office:value-type="string">
            <text:p>binary</text:p>
          </table:table-cell>
          <table:table-cell office:value-type="string">
            <text:p>van emde boas</text:p>
          </table:table-cell>
          <table:table-cell/>
          <table:table-cell office:value-type="string">
            <text:p>n log n</text:p>
          </table:table-cell>
          <table:table-cell office:value-type="string">
            <text:p>n log log n</text:p>
          </table:table-cell>
          <table:table-cell/>
          <table:table-cell office:value-type="string">
            <text:p>fibonacci</text:p>
          </table:table-cell>
          <table:table-cell office:value-type="string">
            <text:p>binary</text:p>
          </table:table-cell>
          <table:table-cell office:value-type="string">
            <text:p>van emde boa</text:p>
          </table:table-cell>
          <table:table-cell/>
          <table:table-cell office:value-type="string">
            <text:p>Veb / fibonacci</text:p>
          </table:table-cell>
          <table:table-cell office:value-type="string">
            <text:p>Veb / binary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5479">
            <text:p>0.000005479</text:p>
          </table:table-cell>
          <table:table-cell office:value-type="float" office:value="0.000014432">
            <text:p>0.000014432</text:p>
          </table:table-cell>
          <table:table-cell office:value-type="float" office:value="0.000013644">
            <text:p>0.000013644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[.G4]+[.$H$2]-1"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2^[.I4]" office:value-type="float" office:value="64">
            <text:p>64</text:p>
          </table:table-cell>
          <table:table-cell/>
          <table:table-cell table:formula="of:=AVERAGE(INDIRECT(CONCATENATE([.L$2];[.$G4];&quot;:&quot;;[.L$2];[.$H4])))" office:value-type="float" office:value="0.0000042824">
            <text:p>4.2824E-006</text:p>
          </table:table-cell>
          <table:table-cell table:formula="of:=AVERAGE(INDIRECT(CONCATENATE([.M$2];[.$G4];&quot;:&quot;;[.M$2];[.$H4])))" office:value-type="float" office:value="0.000011692">
            <text:p>0.000011692</text:p>
          </table:table-cell>
          <table:table-cell table:formula="of:=AVERAGE(INDIRECT(CONCATENATE([.N$2];[.$G4];&quot;:&quot;;[.N$2];[.$H4])))" office:value-type="float" office:value="0.0000120228">
            <text:p>1.20228E-005</text:p>
          </table:table-cell>
          <table:table-cell/>
          <table:table-cell table:formula="of:=[.$J4] * LOG([.$J4];2)" office:value-type="float" office:value="384">
            <text:p>384</text:p>
          </table:table-cell>
          <table:table-cell table:style-name="ce2" table:formula="of:=[.$J4] * LOG(LOG([.$J4];2))" office:value-type="float" office:value="49.8016800245532">
            <text:p>50</text:p>
          </table:table-cell>
          <table:table-cell/>
          <table:table-cell table:formula="of:=[.L4]/[.J4]" office:value-type="float" office:value="0.0000000669125">
            <text:p>6.69125E-008</text:p>
          </table:table-cell>
          <table:table-cell table:formula="of:=[.M4]/[.P4]" office:value-type="float" office:value="0.0000000304479166666667">
            <text:p>3.04479166666667E-008</text:p>
          </table:table-cell>
          <table:table-cell table:formula="of:=[.N4]/[.Q4]" office:value-type="float" office:value="0.000000241413542556647">
            <text:p>2.41413542556647E-007</text:p>
          </table:table-cell>
          <table:table-cell/>
          <table:table-cell table:formula="of:=[.$N4]/[.L4]" office:value-type="float" office:value="2.80749112647114">
            <text:p>2.8074911265</text:p>
          </table:table-cell>
          <table:table-cell table:formula="of:=[.$N4]/[.M4]" office:value-type="float" office:value="1.02829284981184">
            <text:p>1.028292849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4357">
            <text:p>0.000004357</text:p>
          </table:table-cell>
          <table:table-cell office:value-type="float" office:value="0.000012044">
            <text:p>0.000012044</text:p>
          </table:table-cell>
          <table:table-cell office:value-type="float" office:value="0.000011947">
            <text:p>0.000011947</text:p>
          </table:table-cell>
          <table:table-cell table:number-columns-repeated="2"/>
          <table:table-cell table:style-name="ce1" table:formula="of:=[.G4]+[.$H$2]" office:value-type="float" office:value="9">
            <text:p>9</text:p>
          </table:table-cell>
          <table:table-cell table:formula="of:=[.H4]+[.$H$2]"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2^[.I5]" office:value-type="float" office:value="128">
            <text:p>128</text:p>
          </table:table-cell>
          <table:table-cell/>
          <table:table-cell table:formula="of:=AVERAGE(INDIRECT(CONCATENATE([.L$2];[.$G5];&quot;:&quot;;[.L$2];[.$H5])))" office:value-type="float" office:value="0.0000071598">
            <text:p>7.1598E-006</text:p>
          </table:table-cell>
          <table:table-cell table:formula="of:=AVERAGE(INDIRECT(CONCATENATE([.M$2];[.$G5];&quot;:&quot;;[.M$2];[.$H5])))" office:value-type="float" office:value="0.000026654">
            <text:p>0.000026654</text:p>
          </table:table-cell>
          <table:table-cell table:formula="of:=AVERAGE(INDIRECT(CONCATENATE([.N$2];[.$G5];&quot;:&quot;;[.N$2];[.$H5])))" office:value-type="float" office:value="0.000042157">
            <text:p>0.000042157</text:p>
          </table:table-cell>
          <table:table-cell/>
          <table:table-cell table:formula="of:=[.$J5] * LOG([.$J5];2)" office:value-type="float" office:value="896">
            <text:p>896</text:p>
          </table:table-cell>
          <table:table-cell table:style-name="ce2" table:formula="of:=[.$J5] * LOG(LOG([.$J5];2))" office:value-type="float" office:value="108.172549121825">
            <text:p>108</text:p>
          </table:table-cell>
          <table:table-cell/>
          <table:table-cell table:formula="of:=[.L5]/[.J5]" office:value-type="float" office:value="0.0000000559359375">
            <text:p>5.59359375E-008</text:p>
          </table:table-cell>
          <table:table-cell table:formula="of:=[.M5]/[.P5]" office:value-type="float" office:value="0.0000000297477678571429">
            <text:p>2.97477678571429E-008</text:p>
          </table:table-cell>
          <table:table-cell table:formula="of:=[.N5]/[.Q5]" office:value-type="float" office:value="0.000000389719945977444">
            <text:p>3.89719945977444E-007</text:p>
          </table:table-cell>
          <table:table-cell/>
          <table:table-cell table:formula="of:=[.$N5]/[.L5]" office:value-type="float" office:value="5.88801363166569">
            <text:p>5.8880136317</text:p>
          </table:table-cell>
          <table:table-cell table:formula="of:=[.$N5]/[.M5]" office:value-type="float" office:value="1.58163877841975">
            <text:p>1.581638778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3943">
            <text:p>0.000003943</text:p>
          </table:table-cell>
          <table:table-cell office:value-type="float" office:value="0.000011186">
            <text:p>0.000011186</text:p>
          </table:table-cell>
          <table:table-cell office:value-type="float" office:value="0.000011537">
            <text:p>0.000011537</text:p>
          </table:table-cell>
          <table:table-cell table:number-columns-repeated="2"/>
          <table:table-cell table:style-name="ce1" table:formula="of:=[.G5]+[.$H$2]" office:value-type="float" office:value="14">
            <text:p>14</text:p>
          </table:table-cell>
          <table:table-cell table:formula="of:=[.H5]+[.$H$2]" office:value-type="float" office:value="18">
            <text:p>18</text:p>
          </table:table-cell>
          <table:table-cell office:value-type="float" office:value="8">
            <text:p>8</text:p>
          </table:table-cell>
          <table:table-cell table:formula="of:=2^[.I6]" office:value-type="float" office:value="256">
            <text:p>256</text:p>
          </table:table-cell>
          <table:table-cell/>
          <table:table-cell table:formula="of:=AVERAGE(INDIRECT(CONCATENATE([.L$2];[.$G6];&quot;:&quot;;[.L$2];[.$H6])))" office:value-type="float" office:value="0.000013081">
            <text:p>0.000013081</text:p>
          </table:table-cell>
          <table:table-cell table:formula="of:=AVERAGE(INDIRECT(CONCATENATE([.M$2];[.$G6];&quot;:&quot;;[.M$2];[.$H6])))" office:value-type="float" office:value="0.000060889">
            <text:p>0.000060889</text:p>
          </table:table-cell>
          <table:table-cell table:formula="of:=AVERAGE(INDIRECT(CONCATENATE([.N$2];[.$G6];&quot;:&quot;;[.N$2];[.$H6])))" office:value-type="float" office:value="0.000083424">
            <text:p>0.000083424</text:p>
          </table:table-cell>
          <table:table-cell/>
          <table:table-cell table:formula="of:=[.$J6] * LOG([.$J6];2)" office:value-type="float" office:value="2048">
            <text:p>2048</text:p>
          </table:table-cell>
          <table:table-cell table:style-name="ce2" table:formula="of:=[.$J6] * LOG(LOG([.$J6];2))" office:value-type="float" office:value="231.191036669938">
            <text:p>231</text:p>
          </table:table-cell>
          <table:table-cell/>
          <table:table-cell table:formula="of:=[.L6]/[.J6]" office:value-type="float" office:value="0.00000005109765625">
            <text:p>5.109765625E-008</text:p>
          </table:table-cell>
          <table:table-cell table:formula="of:=[.M6]/[.P6]" office:value-type="float" office:value="0.00000002973095703125">
            <text:p>2.973095703125E-008</text:p>
          </table:table-cell>
          <table:table-cell table:formula="of:=[.N6]/[.Q6]" office:value-type="float" office:value="0.000000360844439307139">
            <text:p>3.60844439307139E-007</text:p>
          </table:table-cell>
          <table:table-cell/>
          <table:table-cell table:formula="of:=[.$N6]/[.L6]" office:value-type="float" office:value="6.3774940753765">
            <text:p>6.3774940754</text:p>
          </table:table-cell>
          <table:table-cell table:formula="of:=[.$N6]/[.M6]" office:value-type="float" office:value="1.37009968959911">
            <text:p>1.370099689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375">
            <text:p>0.00000375</text:p>
          </table:table-cell>
          <table:table-cell office:value-type="float" office:value="0.000010648">
            <text:p>0.000010648</text:p>
          </table:table-cell>
          <table:table-cell office:value-type="float" office:value="0.000011313">
            <text:p>0.000011313</text:p>
          </table:table-cell>
          <table:table-cell table:number-columns-repeated="2"/>
          <table:table-cell table:style-name="ce1" table:formula="of:=[.G6]+[.$H$2]" office:value-type="float" office:value="19">
            <text:p>19</text:p>
          </table:table-cell>
          <table:table-cell table:formula="of:=[.H6]+[.$H$2]" office:value-type="float" office:value="23">
            <text:p>23</text:p>
          </table:table-cell>
          <table:table-cell office:value-type="float" office:value="9">
            <text:p>9</text:p>
          </table:table-cell>
          <table:table-cell table:formula="of:=2^[.I7]" office:value-type="float" office:value="512">
            <text:p>512</text:p>
          </table:table-cell>
          <table:table-cell/>
          <table:table-cell table:formula="of:=AVERAGE(INDIRECT(CONCATENATE([.L$2];[.$G7];&quot;:&quot;;[.L$2];[.$H7])))" office:value-type="float" office:value="0.0000127894">
            <text:p>1.27894E-005</text:p>
          </table:table-cell>
          <table:table-cell table:formula="of:=AVERAGE(INDIRECT(CONCATENATE([.M$2];[.$G7];&quot;:&quot;;[.M$2];[.$H7])))" office:value-type="float" office:value="0.0000634322">
            <text:p>6.34322E-005</text:p>
          </table:table-cell>
          <table:table-cell table:formula="of:=AVERAGE(INDIRECT(CONCATENATE([.N$2];[.$G7];&quot;:&quot;;[.N$2];[.$H7])))" office:value-type="float" office:value="0.0000601072">
            <text:p>6.01072E-005</text:p>
          </table:table-cell>
          <table:table-cell/>
          <table:table-cell table:formula="of:=[.$J7] * LOG([.$J7];2)" office:value-type="float" office:value="4608">
            <text:p>4608</text:p>
          </table:table-cell>
          <table:table-cell table:style-name="ce2" table:formula="of:=[.$J7] * LOG(LOG([.$J7];2))" office:value-type="float" office:value="488.572164832934">
            <text:p>489</text:p>
          </table:table-cell>
          <table:table-cell/>
          <table:table-cell table:formula="of:=[.L7]/[.J7]" office:value-type="float" office:value="0.000000024979296875">
            <text:p>0.000000025</text:p>
          </table:table-cell>
          <table:table-cell table:formula="of:=[.M7]/[.P7]" office:value-type="float" office:value="0.0000000137656684027778">
            <text:p>1.37656684027778E-008</text:p>
          </table:table-cell>
          <table:table-cell table:formula="of:=[.N7]/[.Q7]" office:value-type="float" office:value="0.000000123026247351921">
            <text:p>0.000000123</text:p>
          </table:table-cell>
          <table:table-cell/>
          <table:table-cell table:formula="of:=[.$N7]/[.L7]" office:value-type="float" office:value="4.69976699454236">
            <text:p>4.6997669945</text:p>
          </table:table-cell>
          <table:table-cell table:formula="of:=[.$N7]/[.M7]" office:value-type="float" office:value="0.947581827526083">
            <text:p>0.947581827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3883">
            <text:p>0.000003883</text:p>
          </table:table-cell>
          <table:table-cell office:value-type="float" office:value="0.00001015">
            <text:p>0.00001015</text:p>
          </table:table-cell>
          <table:table-cell office:value-type="float" office:value="0.000011673">
            <text:p>0.000011673</text:p>
          </table:table-cell>
          <table:table-cell table:number-columns-repeated="2"/>
          <table:table-cell table:style-name="ce1" table:formula="of:=[.G7]+[.$H$2]" office:value-type="float" office:value="24">
            <text:p>24</text:p>
          </table:table-cell>
          <table:table-cell table:formula="of:=[.H7]+[.$H$2]" office:value-type="float" office:value="28">
            <text:p>28</text:p>
          </table:table-cell>
          <table:table-cell office:value-type="float" office:value="10">
            <text:p>10</text:p>
          </table:table-cell>
          <table:table-cell table:formula="of:=2^[.I8]" office:value-type="float" office:value="1024">
            <text:p>1024</text:p>
          </table:table-cell>
          <table:table-cell/>
          <table:table-cell table:formula="of:=AVERAGE(INDIRECT(CONCATENATE([.L$2];[.$G8];&quot;:&quot;;[.L$2];[.$H8])))" office:value-type="float" office:value="0.0000203962">
            <text:p>2.03962E-005</text:p>
          </table:table-cell>
          <table:table-cell table:formula="of:=AVERAGE(INDIRECT(CONCATENATE([.M$2];[.$G8];&quot;:&quot;;[.M$2];[.$H8])))" office:value-type="float" office:value="0.0001203636">
            <text:p>0.0001203636</text:p>
          </table:table-cell>
          <table:table-cell table:formula="of:=AVERAGE(INDIRECT(CONCATENATE([.N$2];[.$G8];&quot;:&quot;;[.N$2];[.$H8])))" office:value-type="float" office:value="0.000117694">
            <text:p>0.000117694</text:p>
          </table:table-cell>
          <table:table-cell/>
          <table:table-cell table:formula="of:=[.$J8] * LOG([.$J8];2)" office:value-type="float" office:value="10240">
            <text:p>10240</text:p>
          </table:table-cell>
          <table:table-cell table:style-name="ce2" table:formula="of:=[.$J8] * LOG(LOG([.$J8];2))" office:value-type="float" office:value="1024">
            <text:p>1024</text:p>
          </table:table-cell>
          <table:table-cell/>
          <table:table-cell table:formula="of:=[.L8]/[.J8]" office:value-type="float" office:value="0.0000000199181640625">
            <text:p>1.99181640625E-008</text:p>
          </table:table-cell>
          <table:table-cell table:formula="of:=[.M8]/[.P8]" office:value-type="float" office:value="0.0000000117542578125">
            <text:p>1.17542578125E-008</text:p>
          </table:table-cell>
          <table:table-cell table:formula="of:=[.N8]/[.Q8]" office:value-type="float" office:value="0.000000114935546875">
            <text:p>1.14935546875E-007</text:p>
          </table:table-cell>
          <table:table-cell/>
          <table:table-cell table:formula="of:=[.$N8]/[.L8]" office:value-type="float" office:value="5.77038860179837">
            <text:p>5.7703886018</text:p>
          </table:table-cell>
          <table:table-cell table:formula="of:=[.$N8]/[.M8]" office:value-type="float" office:value="0.977820537105902">
            <text:p>0.977820537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07215">
            <text:p>0.000007215</text:p>
          </table:table-cell>
          <table:table-cell office:value-type="float" office:value="0.000027011">
            <text:p>0.000027011</text:p>
          </table:table-cell>
          <table:table-cell office:value-type="float" office:value="0.000043209">
            <text:p>0.000043209</text:p>
          </table:table-cell>
          <table:table-cell table:number-columns-repeated="2"/>
          <table:table-cell table:style-name="ce1" table:formula="of:=[.G8]+[.$H$2]" office:value-type="float" office:value="29">
            <text:p>29</text:p>
          </table:table-cell>
          <table:table-cell table:formula="of:=[.H8]+[.$H$2]" office:value-type="float" office:value="33">
            <text:p>33</text:p>
          </table:table-cell>
          <table:table-cell office:value-type="float" office:value="11">
            <text:p>11</text:p>
          </table:table-cell>
          <table:table-cell table:formula="of:=2^[.I9]" office:value-type="float" office:value="2048">
            <text:p>2048</text:p>
          </table:table-cell>
          <table:table-cell/>
          <table:table-cell table:formula="of:=AVERAGE(INDIRECT(CONCATENATE([.L$2];[.$G9];&quot;:&quot;;[.L$2];[.$H9])))" office:value-type="float" office:value="0.0000351886">
            <text:p>3.51886E-005</text:p>
          </table:table-cell>
          <table:table-cell table:formula="of:=AVERAGE(INDIRECT(CONCATENATE([.M$2];[.$G9];&quot;:&quot;;[.M$2];[.$H9])))" office:value-type="float" office:value="0.0002133854">
            <text:p>0.0002133854</text:p>
          </table:table-cell>
          <table:table-cell table:formula="of:=AVERAGE(INDIRECT(CONCATENATE([.N$2];[.$G9];&quot;:&quot;;[.N$2];[.$H9])))" office:value-type="float" office:value="0.000221257">
            <text:p>0.000221257</text:p>
          </table:table-cell>
          <table:table-cell/>
          <table:table-cell table:formula="of:=[.$J9] * LOG([.$J9];2)" office:value-type="float" office:value="22528">
            <text:p>22528</text:p>
          </table:table-cell>
          <table:table-cell table:style-name="ce2" table:formula="of:=[.$J9] * LOG(LOG([.$J9];2))" office:value-type="float" office:value="2132.77221920405">
            <text:p>2133</text:p>
          </table:table-cell>
          <table:table-cell/>
          <table:table-cell table:formula="of:=[.L9]/[.J9]" office:value-type="float" office:value="0.00000001718193359375">
            <text:p>1.718193359375E-008</text:p>
          </table:table-cell>
          <table:table-cell table:formula="of:=[.M9]/[.P9]" office:value-type="float" office:value="0.00000000947200816761364">
            <text:p>9.47200816761364E-009</text:p>
          </table:table-cell>
          <table:table-cell table:formula="of:=[.N9]/[.Q9]" office:value-type="float" office:value="0.000000103741505073886">
            <text:p>1.03741505073886E-007</text:p>
          </table:table-cell>
          <table:table-cell/>
          <table:table-cell table:formula="of:=[.$N9]/[.L9]" office:value-type="float" office:value="6.28774659975106">
            <text:p>6.2877465998</text:p>
          </table:table-cell>
          <table:table-cell table:formula="of:=[.$N9]/[.M9]" office:value-type="float" office:value="1.03688912174872">
            <text:p>1.0368891217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07363">
            <text:p>0.000007363</text:p>
          </table:table-cell>
          <table:table-cell office:value-type="float" office:value="0.000027462">
            <text:p>0.000027462</text:p>
          </table:table-cell>
          <table:table-cell office:value-type="float" office:value="0.000042517">
            <text:p>0.000042517</text:p>
          </table:table-cell>
          <table:table-cell table:number-columns-repeated="2"/>
          <table:table-cell table:style-name="ce1" table:formula="of:=[.G9]+[.$H$2]" office:value-type="float" office:value="34">
            <text:p>34</text:p>
          </table:table-cell>
          <table:table-cell table:formula="of:=[.H9]+[.$H$2]" office:value-type="float" office:value="38">
            <text:p>38</text:p>
          </table:table-cell>
          <table:table-cell office:value-type="float" office:value="12">
            <text:p>12</text:p>
          </table:table-cell>
          <table:table-cell table:formula="of:=2^[.I10]" office:value-type="float" office:value="4096">
            <text:p>4096</text:p>
          </table:table-cell>
          <table:table-cell/>
          <table:table-cell table:formula="of:=AVERAGE(INDIRECT(CONCATENATE([.L$2];[.$G10];&quot;:&quot;;[.L$2];[.$H10])))" office:value-type="float" office:value="0.000072241">
            <text:p>0.000072241</text:p>
          </table:table-cell>
          <table:table-cell table:formula="of:=AVERAGE(INDIRECT(CONCATENATE([.M$2];[.$G10];&quot;:&quot;;[.M$2];[.$H10])))" office:value-type="float" office:value="0.0004548086">
            <text:p>0.0004548086</text:p>
          </table:table-cell>
          <table:table-cell table:formula="of:=AVERAGE(INDIRECT(CONCATENATE([.N$2];[.$G10];&quot;:&quot;;[.N$2];[.$H10])))" office:value-type="float" office:value="0.0004409434">
            <text:p>0.0004409434</text:p>
          </table:table-cell>
          <table:table-cell/>
          <table:table-cell table:formula="of:=[.$J10] * LOG([.$J10];2)" office:value-type="float" office:value="49152">
            <text:p>49152</text:p>
          </table:table-cell>
          <table:table-cell table:style-name="ce2" table:formula="of:=[.$J10] * LOG(LOG([.$J10];2))" office:value-type="float" office:value="4420.32638381107">
            <text:p>4420</text:p>
          </table:table-cell>
          <table:table-cell/>
          <table:table-cell table:formula="of:=[.L10]/[.J10]" office:value-type="float" office:value="0.000000017636962890625">
            <text:p>1.7636962890625E-008</text:p>
          </table:table-cell>
          <table:table-cell table:formula="of:=[.M10]/[.P10]" office:value-type="float" office:value="0.00000000925310465494792">
            <text:p>9.25310465494792E-009</text:p>
          </table:table-cell>
          <table:table-cell table:formula="of:=[.N10]/[.Q10]" office:value-type="float" office:value="0.0000000997535841730837">
            <text:p>9.97535841730837E-008</text:p>
          </table:table-cell>
          <table:table-cell/>
          <table:table-cell table:formula="of:=[.$N10]/[.L10]" office:value-type="float" office:value="6.1037831702219">
            <text:p>6.1037831702</text:p>
          </table:table-cell>
          <table:table-cell table:formula="of:=[.$N10]/[.M10]" office:value-type="float" office:value="0.969514208834222">
            <text:p>0.9695142088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06959">
            <text:p>0.000006959</text:p>
          </table:table-cell>
          <table:table-cell office:value-type="float" office:value="0.000026025">
            <text:p>0.000026025</text:p>
          </table:table-cell>
          <table:table-cell office:value-type="float" office:value="0.000041774">
            <text:p>0.000041774</text:p>
          </table:table-cell>
          <table:table-cell table:number-columns-repeated="2"/>
          <table:table-cell table:style-name="ce1" table:formula="of:=[.G10]+[.$H$2]" office:value-type="float" office:value="39">
            <text:p>39</text:p>
          </table:table-cell>
          <table:table-cell table:formula="of:=[.H10]+[.$H$2]" office:value-type="float" office:value="43">
            <text:p>43</text:p>
          </table:table-cell>
          <table:table-cell office:value-type="float" office:value="13">
            <text:p>13</text:p>
          </table:table-cell>
          <table:table-cell table:formula="of:=2^[.I11]" office:value-type="float" office:value="8192">
            <text:p>8192</text:p>
          </table:table-cell>
          <table:table-cell/>
          <table:table-cell table:formula="of:=AVERAGE(INDIRECT(CONCATENATE([.L$2];[.$G11];&quot;:&quot;;[.L$2];[.$H11])))" office:value-type="float" office:value="0.0001429582">
            <text:p>0.0001429582</text:p>
          </table:table-cell>
          <table:table-cell table:formula="of:=AVERAGE(INDIRECT(CONCATENATE([.M$2];[.$G11];&quot;:&quot;;[.M$2];[.$H11])))" office:value-type="float" office:value="0.0009724386">
            <text:p>0.0009724386</text:p>
          </table:table-cell>
          <table:table-cell table:formula="of:=AVERAGE(INDIRECT(CONCATENATE([.N$2];[.$G11];&quot;:&quot;;[.N$2];[.$H11])))" office:value-type="float" office:value="0.0009294238">
            <text:p>0.0009294238</text:p>
          </table:table-cell>
          <table:table-cell/>
          <table:table-cell table:formula="of:=[.$J11] * LOG([.$J11];2)" office:value-type="float" office:value="106496">
            <text:p>106496</text:p>
          </table:table-cell>
          <table:table-cell table:style-name="ce2" table:formula="of:=[.$J11] * LOG(LOG([.$J11];2))" office:value-type="float" office:value="9125.42394209761">
            <text:p>9125</text:p>
          </table:table-cell>
          <table:table-cell/>
          <table:table-cell table:formula="of:=[.L11]/[.J11]" office:value-type="float" office:value="0.0000000174509521484375">
            <text:p>1.74509521484375E-008</text:p>
          </table:table-cell>
          <table:table-cell table:formula="of:=[.M11]/[.P11]" office:value-type="float" office:value="0.00000000913122182992788">
            <text:p>9.13122182992788E-009</text:p>
          </table:table-cell>
          <table:table-cell table:formula="of:=[.N11]/[.Q11]" office:value-type="float" office:value="0.000000101849931126198">
            <text:p>1.01849931126198E-007</text:p>
          </table:table-cell>
          <table:table-cell/>
          <table:table-cell table:formula="of:=[.$N11]/[.L11]" office:value-type="float" office:value="6.50136753260743">
            <text:p>6.5013675326</text:p>
          </table:table-cell>
          <table:table-cell table:formula="of:=[.$N11]/[.M11]" office:value-type="float" office:value="0.955766050422104">
            <text:p>0.9557660504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07236">
            <text:p>0.000007236</text:p>
          </table:table-cell>
          <table:table-cell office:value-type="float" office:value="0.000027224">
            <text:p>0.000027224</text:p>
          </table:table-cell>
          <table:table-cell office:value-type="float" office:value="0.000041886">
            <text:p>0.000041886</text:p>
          </table:table-cell>
          <table:table-cell table:number-columns-repeated="2"/>
          <table:table-cell table:style-name="ce1" table:formula="of:=[.G11]+[.$H$2]" office:value-type="float" office:value="44">
            <text:p>44</text:p>
          </table:table-cell>
          <table:table-cell table:formula="of:=[.H11]+[.$H$2]" office:value-type="float" office:value="48">
            <text:p>48</text:p>
          </table:table-cell>
          <table:table-cell office:value-type="float" office:value="14">
            <text:p>14</text:p>
          </table:table-cell>
          <table:table-cell table:formula="of:=2^[.I12]" office:value-type="float" office:value="16384">
            <text:p>16384</text:p>
          </table:table-cell>
          <table:table-cell/>
          <table:table-cell table:formula="of:=AVERAGE(INDIRECT(CONCATENATE([.L$2];[.$G12];&quot;:&quot;;[.L$2];[.$H12])))" office:value-type="float" office:value="0.0002940406">
            <text:p>0.0002940406</text:p>
          </table:table-cell>
          <table:table-cell table:formula="of:=AVERAGE(INDIRECT(CONCATENATE([.M$2];[.$G12];&quot;:&quot;;[.M$2];[.$H12])))" office:value-type="float" office:value="0.0020431">
            <text:p>0.0020431</text:p>
          </table:table-cell>
          <table:table-cell table:formula="of:=AVERAGE(INDIRECT(CONCATENATE([.N$2];[.$G12];&quot;:&quot;;[.N$2];[.$H12])))" office:value-type="float" office:value="0.00185173">
            <text:p>0.00185173</text:p>
          </table:table-cell>
          <table:table-cell/>
          <table:table-cell table:formula="of:=[.$J12] * LOG([.$J12];2)" office:value-type="float" office:value="229376">
            <text:p>229376</text:p>
          </table:table-cell>
          <table:table-cell table:style-name="ce2" table:formula="of:=[.$J12] * LOG(LOG([.$J12];2))" office:value-type="float" office:value="18778.1617365523">
            <text:p>18778</text:p>
          </table:table-cell>
          <table:table-cell/>
          <table:table-cell table:formula="of:=[.L12]/[.J12]" office:value-type="float" office:value="0.0000000179468139648438">
            <text:p>1.79468139648438E-008</text:p>
          </table:table-cell>
          <table:table-cell table:formula="of:=[.M12]/[.P12]" office:value-type="float" office:value="0.00000000890720912388393">
            <text:p>8.90720912388393E-009</text:p>
          </table:table-cell>
          <table:table-cell table:formula="of:=[.N12]/[.Q12]" office:value-type="float" office:value="0.0000000986108238910067">
            <text:p>9.86108238910067E-008</text:p>
          </table:table-cell>
          <table:table-cell/>
          <table:table-cell table:formula="of:=[.$N12]/[.L12]" office:value-type="float" office:value="6.2975317014045">
            <text:p>6.2975317014</text:p>
          </table:table-cell>
          <table:table-cell table:formula="of:=[.$N12]/[.M12]" office:value-type="float" office:value="0.906333512799178">
            <text:p>0.9063335128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07026">
            <text:p>0.000007026</text:p>
          </table:table-cell>
          <table:table-cell office:value-type="float" office:value="0.000025548">
            <text:p>0.000025548</text:p>
          </table:table-cell>
          <table:table-cell office:value-type="float" office:value="0.000041399">
            <text:p>0.000041399</text:p>
          </table:table-cell>
          <table:table-cell table:number-columns-repeated="2"/>
          <table:table-cell table:style-name="ce1" table:formula="of:=[.G12]+[.$H$2]" office:value-type="float" office:value="49">
            <text:p>49</text:p>
          </table:table-cell>
          <table:table-cell table:formula="of:=[.H12]+[.$H$2]" office:value-type="float" office:value="53">
            <text:p>53</text:p>
          </table:table-cell>
          <table:table-cell office:value-type="float" office:value="15">
            <text:p>15</text:p>
          </table:table-cell>
          <table:table-cell table:formula="of:=2^[.I13]" office:value-type="float" office:value="32768">
            <text:p>32768</text:p>
          </table:table-cell>
          <table:table-cell/>
          <table:table-cell table:formula="of:=AVERAGE(INDIRECT(CONCATENATE([.L$2];[.$G13];&quot;:&quot;;[.L$2];[.$H13])))" office:value-type="float" office:value="0.0005925652">
            <text:p>0.0005925652</text:p>
          </table:table-cell>
          <table:table-cell table:formula="of:=AVERAGE(INDIRECT(CONCATENATE([.M$2];[.$G13];&quot;:&quot;;[.M$2];[.$H13])))" office:value-type="float" office:value="0.004271324">
            <text:p>0.004271324</text:p>
          </table:table-cell>
          <table:table-cell table:formula="of:=AVERAGE(INDIRECT(CONCATENATE([.N$2];[.$G13];&quot;:&quot;;[.N$2];[.$H13])))" office:value-type="float" office:value="0.006321966">
            <text:p>0.006321966</text:p>
          </table:table-cell>
          <table:table-cell/>
          <table:table-cell table:formula="of:=[.$J13] * LOG([.$J13];2)" office:value-type="float" office:value="491520">
            <text:p>491520</text:p>
          </table:table-cell>
          <table:table-cell table:style-name="ce2" table:formula="of:=[.$J13] * LOG(LOG([.$J13];2))" office:value-type="float" office:value="38538.1583767366">
            <text:p>38538</text:p>
          </table:table-cell>
          <table:table-cell/>
          <table:table-cell table:formula="of:=[.L13]/[.J13]" office:value-type="float" office:value="0.0000000180836547851563">
            <text:p>1.80836547851563E-008</text:p>
          </table:table-cell>
          <table:table-cell table:formula="of:=[.M13]/[.P13]" office:value-type="float" office:value="0.00000000869003092447917">
            <text:p>8.69003092447917E-009</text:p>
          </table:table-cell>
          <table:table-cell table:formula="of:=[.N13]/[.Q13]" office:value-type="float" office:value="0.000000164044320390157">
            <text:p>0.000000164</text:p>
          </table:table-cell>
          <table:table-cell/>
          <table:table-cell table:formula="of:=[.$N13]/[.L13]" office:value-type="float" office:value="10.6688107907788">
            <text:p>10.6688107908</text:p>
          </table:table-cell>
          <table:table-cell table:formula="of:=[.$N13]/[.M13]" office:value-type="float" office:value="1.4800951648716">
            <text:p>1.4800951649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12913">
            <text:p>0.000012913</text:p>
          </table:table-cell>
          <table:table-cell office:value-type="float" office:value="0.000060493">
            <text:p>0.000060493</text:p>
          </table:table-cell>
          <table:table-cell office:value-type="float" office:value="0.000082668">
            <text:p>0.000082668</text:p>
          </table:table-cell>
          <table:table-cell table:number-columns-repeated="2"/>
          <table:table-cell table:style-name="ce1" table:formula="of:=[.G13]+[.$H$2]" office:value-type="float" office:value="54">
            <text:p>54</text:p>
          </table:table-cell>
          <table:table-cell table:formula="of:=[.H13]+[.$H$2]" office:value-type="float" office:value="58">
            <text:p>58</text:p>
          </table:table-cell>
          <table:table-cell office:value-type="float" office:value="16">
            <text:p>16</text:p>
          </table:table-cell>
          <table:table-cell table:formula="of:=2^[.I14]" office:value-type="float" office:value="65536">
            <text:p>65536</text:p>
          </table:table-cell>
          <table:table-cell/>
          <table:table-cell table:formula="of:=AVERAGE(INDIRECT(CONCATENATE([.L$2];[.$G14];&quot;:&quot;;[.L$2];[.$H14])))" office:value-type="float" office:value="0.00126955">
            <text:p>0.00126955</text:p>
          </table:table-cell>
          <table:table-cell table:formula="of:=AVERAGE(INDIRECT(CONCATENATE([.M$2];[.$G14];&quot;:&quot;;[.M$2];[.$H14])))" office:value-type="float" office:value="0.008777484">
            <text:p>0.008777484</text:p>
          </table:table-cell>
          <table:table-cell table:formula="of:=AVERAGE(INDIRECT(CONCATENATE([.N$2];[.$G14];&quot;:&quot;;[.N$2];[.$H14])))" office:value-type="float" office:value="0.01295702">
            <text:p>0.01295702</text:p>
          </table:table-cell>
          <table:table-cell/>
          <table:table-cell table:formula="of:=[.$J14] * LOG([.$J14];2)" office:value-type="float" office:value="1048576">
            <text:p>1048576</text:p>
          </table:table-cell>
          <table:table-cell table:style-name="ce2" table:formula="of:=[.$J14] * LOG(LOG([.$J14];2))" office:value-type="float" office:value="78913.2071833387">
            <text:p>78913</text:p>
          </table:table-cell>
          <table:table-cell/>
          <table:table-cell table:formula="of:=[.L14]/[.J14]" office:value-type="float" office:value="0.0000000193717956542969">
            <text:p>1.93717956542969E-008</text:p>
          </table:table-cell>
          <table:table-cell table:formula="of:=[.M14]/[.P14]" office:value-type="float" office:value="0.0000000083708610534668">
            <text:p>8.3708610534668E-009</text:p>
          </table:table-cell>
          <table:table-cell table:formula="of:=[.N14]/[.Q14]" office:value-type="float" office:value="0.000000164193301254339">
            <text:p>1.64193301254339E-007</text:p>
          </table:table-cell>
          <table:table-cell/>
          <table:table-cell table:formula="of:=[.$N14]/[.L14]" office:value-type="float" office:value="10.2059942499311">
            <text:p>10.2059942499</text:p>
          </table:table-cell>
          <table:table-cell table:formula="of:=[.$N14]/[.M14]" office:value-type="float" office:value="1.47616560736539">
            <text:p>1.4761656074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13173">
            <text:p>0.000013173</text:p>
          </table:table-cell>
          <table:table-cell office:value-type="float" office:value="0.000066233">
            <text:p>0.000066233</text:p>
          </table:table-cell>
          <table:table-cell office:value-type="float" office:value="0.000083516">
            <text:p>0.000083516</text:p>
          </table:table-cell>
          <table:table-cell table:number-columns-repeated="2"/>
          <table:table-cell table:style-name="ce1" table:formula="of:=[.G14]+[.$H$2]" office:value-type="float" office:value="59">
            <text:p>59</text:p>
          </table:table-cell>
          <table:table-cell table:formula="of:=[.H14]+[.$H$2]" office:value-type="float" office:value="63">
            <text:p>63</text:p>
          </table:table-cell>
          <table:table-cell office:value-type="float" office:value="17">
            <text:p>17</text:p>
          </table:table-cell>
          <table:table-cell table:formula="of:=2^[.I15]" office:value-type="float" office:value="131072">
            <text:p>131072</text:p>
          </table:table-cell>
          <table:table-cell/>
          <table:table-cell table:formula="of:=AVERAGE(INDIRECT(CONCATENATE([.L$2];[.$G15];&quot;:&quot;;[.L$2];[.$H15])))" office:value-type="float" office:value="0.00295865">
            <text:p>0.00295865</text:p>
          </table:table-cell>
          <table:table-cell table:formula="of:=AVERAGE(INDIRECT(CONCATENATE([.M$2];[.$G15];&quot;:&quot;;[.M$2];[.$H15])))" office:value-type="float" office:value="0.0198266">
            <text:p>0.0198266</text:p>
          </table:table-cell>
          <table:table-cell table:formula="of:=AVERAGE(INDIRECT(CONCATENATE([.N$2];[.$G15];&quot;:&quot;;[.N$2];[.$H15])))" office:value-type="float" office:value="0.02560848">
            <text:p>0.02560848</text:p>
          </table:table-cell>
          <table:table-cell/>
          <table:table-cell table:formula="of:=[.$J15] * LOG([.$J15];2)" office:value-type="float" office:value="2228224">
            <text:p>2228224</text:p>
          </table:table-cell>
          <table:table-cell table:style-name="ce2" table:formula="of:=[.$J15] * LOG(LOG([.$J15];2))" office:value-type="float" office:value="161277.401022893">
            <text:p>161277</text:p>
          </table:table-cell>
          <table:table-cell/>
          <table:table-cell table:formula="of:=[.L15]/[.J15]" office:value-type="float" office:value="0.0000000225727081298828">
            <text:p>2.25727081298828E-008</text:p>
          </table:table-cell>
          <table:table-cell table:formula="of:=[.M15]/[.P15]" office:value-type="float" office:value="0.00000000889793844784007">
            <text:p>8.89793844784007E-009</text:p>
          </table:table-cell>
          <table:table-cell table:formula="of:=[.N15]/[.Q15]" office:value-type="float" office:value="0.000000158785296870979">
            <text:p>1.58785296870979E-007</text:p>
          </table:table-cell>
          <table:table-cell/>
          <table:table-cell table:formula="of:=[.$N15]/[.L15]" office:value-type="float" office:value="8.6554611055718">
            <text:p>8.6554611056</text:p>
          </table:table-cell>
          <table:table-cell table:formula="of:=[.$N15]/[.M15]" office:value-type="float" office:value="1.29162236591246">
            <text:p>1.2916223659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12883">
            <text:p>0.000012883</text:p>
          </table:table-cell>
          <table:table-cell office:value-type="float" office:value="0.000059254">
            <text:p>0.000059254</text:p>
          </table:table-cell>
          <table:table-cell office:value-type="float" office:value="0.000084121">
            <text:p>0.000084121</text:p>
          </table:table-cell>
          <table:table-cell table:number-columns-repeated="2"/>
          <table:table-cell table:style-name="ce1" table:formula="of:=[.G15]+[.$H$2]" office:value-type="float" office:value="64">
            <text:p>64</text:p>
          </table:table-cell>
          <table:table-cell table:formula="of:=[.H15]+[.$H$2]" office:value-type="float" office:value="68">
            <text:p>68</text:p>
          </table:table-cell>
          <table:table-cell office:value-type="float" office:value="18">
            <text:p>18</text:p>
          </table:table-cell>
          <table:table-cell table:formula="of:=2^[.I16]" office:value-type="float" office:value="262144">
            <text:p>262144</text:p>
          </table:table-cell>
          <table:table-cell/>
          <table:table-cell table:formula="of:=AVERAGE(INDIRECT(CONCATENATE([.L$2];[.$G16];&quot;:&quot;;[.L$2];[.$H16])))" office:value-type="float" office:value="0.00647274">
            <text:p>0.00647274</text:p>
          </table:table-cell>
          <table:table-cell table:formula="of:=AVERAGE(INDIRECT(CONCATENATE([.M$2];[.$G16];&quot;:&quot;;[.M$2];[.$H16])))" office:value-type="float" office:value="0.04445612">
            <text:p>0.04445612</text:p>
          </table:table-cell>
          <table:table-cell table:formula="of:=AVERAGE(INDIRECT(CONCATENATE([.N$2];[.$G16];&quot;:&quot;;[.N$2];[.$H16])))" office:value-type="float" office:value="0.05143136">
            <text:p>0.05143136</text:p>
          </table:table-cell>
          <table:table-cell/>
          <table:table-cell table:formula="of:=[.$J16] * LOG([.$J16];2)" office:value-type="float" office:value="4718592">
            <text:p>4718592</text:p>
          </table:table-cell>
          <table:table-cell table:style-name="ce2" table:formula="of:=[.$J16] * LOG(LOG([.$J16];2))" office:value-type="float" office:value="329062.155577801">
            <text:p>329062</text:p>
          </table:table-cell>
          <table:table-cell/>
          <table:table-cell table:formula="of:=[.L16]/[.J16]" office:value-type="float" office:value="0.0000000246915435791016">
            <text:p>2.46915435791016E-008</text:p>
          </table:table-cell>
          <table:table-cell table:formula="of:=[.M16]/[.P16]" office:value-type="float" office:value="0.00000000942147996690538">
            <text:p>9.42147996690538E-009</text:p>
          </table:table-cell>
          <table:table-cell table:formula="of:=[.N16]/[.Q16]" office:value-type="float" office:value="0.00000015629679417158">
            <text:p>1.5629679417158E-007</text:p>
          </table:table-cell>
          <table:table-cell/>
          <table:table-cell table:formula="of:=[.$N16]/[.L16]" office:value-type="float" office:value="7.94584055593149">
            <text:p>7.9458405559</text:p>
          </table:table-cell>
          <table:table-cell table:formula="of:=[.$N16]/[.M16]" office:value-type="float" office:value="1.15690168192816">
            <text:p>1.1569016819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13383">
            <text:p>0.000013383</text:p>
          </table:table-cell>
          <table:table-cell office:value-type="float" office:value="0.000059157">
            <text:p>0.000059157</text:p>
          </table:table-cell>
          <table:table-cell office:value-type="float" office:value="0.000083526">
            <text:p>0.000083526</text:p>
          </table:table-cell>
          <table:table-cell table:number-columns-repeated="2"/>
          <table:table-cell table:style-name="ce1" table:formula="of:=[.G16]+[.$H$2]" office:value-type="float" office:value="69">
            <text:p>69</text:p>
          </table:table-cell>
          <table:table-cell table:formula="of:=[.H16]+[.$H$2]" office:value-type="float" office:value="73">
            <text:p>73</text:p>
          </table:table-cell>
          <table:table-cell office:value-type="float" office:value="19">
            <text:p>19</text:p>
          </table:table-cell>
          <table:table-cell table:formula="of:=2^[.I17]" office:value-type="float" office:value="524288">
            <text:p>524288</text:p>
          </table:table-cell>
          <table:table-cell/>
          <table:table-cell table:formula="of:=AVERAGE(INDIRECT(CONCATENATE([.L$2];[.$G17];&quot;:&quot;;[.L$2];[.$H17])))" office:value-type="float" office:value="0.01168964">
            <text:p>0.01168964</text:p>
          </table:table-cell>
          <table:table-cell table:formula="of:=AVERAGE(INDIRECT(CONCATENATE([.M$2];[.$G17];&quot;:&quot;;[.M$2];[.$H17])))" office:value-type="float" office:value="0.09382666">
            <text:p>0.09382666</text:p>
          </table:table-cell>
          <table:table-cell table:formula="of:=AVERAGE(INDIRECT(CONCATENATE([.N$2];[.$G17];&quot;:&quot;;[.N$2];[.$H17])))" office:value-type="float" office:value="0.1043934">
            <text:p>0.1043934</text:p>
          </table:table-cell>
          <table:table-cell/>
          <table:table-cell table:formula="of:=[.$J17] * LOG([.$J17];2)" office:value-type="float" office:value="9961472">
            <text:p>9961472</text:p>
          </table:table-cell>
          <table:table-cell table:style-name="ce2" table:formula="of:=[.$J17] * LOG(LOG([.$J17];2))" office:value-type="float" office:value="670435.167936357">
            <text:p>670435</text:p>
          </table:table-cell>
          <table:table-cell/>
          <table:table-cell table:formula="of:=[.L17]/[.J17]" office:value-type="float" office:value="0.0000000222962188720703">
            <text:p>2.22962188720703E-008</text:p>
          </table:table-cell>
          <table:table-cell table:formula="of:=[.M17]/[.P17]" office:value-type="float" office:value="0.00000000941895535117702">
            <text:p>9.41895535117702E-009</text:p>
          </table:table-cell>
          <table:table-cell table:formula="of:=[.N17]/[.Q17]" office:value-type="float" office:value="0.000000155709910506828">
            <text:p>1.55709910506828E-007</text:p>
          </table:table-cell>
          <table:table-cell/>
          <table:table-cell table:formula="of:=[.$N17]/[.L17]" office:value-type="float" office:value="8.9304204406637">
            <text:p>8.9304204407</text:p>
          </table:table-cell>
          <table:table-cell table:formula="of:=[.$N17]/[.M17]" office:value-type="float" office:value="1.11261980336932">
            <text:p>1.1126198034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13053">
            <text:p>0.000013053</text:p>
          </table:table-cell>
          <table:table-cell office:value-type="float" office:value="0.000059308">
            <text:p>0.000059308</text:p>
          </table:table-cell>
          <table:table-cell office:value-type="float" office:value="0.000083289">
            <text:p>0.000083289</text:p>
          </table:table-cell>
          <table:table-cell table:number-columns-repeated="2"/>
          <table:table-cell table:style-name="ce1" table:formula="of:=[.G17]+[.$H$2]" office:value-type="float" office:value="74">
            <text:p>74</text:p>
          </table:table-cell>
          <table:table-cell table:formula="of:=[.H17]+[.$H$2]" office:value-type="float" office:value="78">
            <text:p>78</text:p>
          </table:table-cell>
          <table:table-cell office:value-type="float" office:value="20">
            <text:p>20</text:p>
          </table:table-cell>
          <table:table-cell table:formula="of:=2^[.I18]" office:value-type="float" office:value="1048576">
            <text:p>1048576</text:p>
          </table:table-cell>
          <table:table-cell/>
          <table:table-cell table:formula="of:=AVERAGE(INDIRECT(CONCATENATE([.L$2];[.$G18];&quot;:&quot;;[.L$2];[.$H18])))" office:value-type="float" office:value="0.02109298">
            <text:p>0.02109298</text:p>
          </table:table-cell>
          <table:table-cell table:formula="of:=AVERAGE(INDIRECT(CONCATENATE([.M$2];[.$G18];&quot;:&quot;;[.M$2];[.$H18])))" office:value-type="float" office:value="0.192284">
            <text:p>0.192284</text:p>
          </table:table-cell>
          <table:table-cell table:formula="of:=AVERAGE(INDIRECT(CONCATENATE([.N$2];[.$G18];&quot;:&quot;;[.N$2];[.$H18])))" office:value-type="float" office:value="0.208845">
            <text:p>0.208845</text:p>
          </table:table-cell>
          <table:table-cell/>
          <table:table-cell table:formula="of:=[.$J18] * LOG([.$J18];2)" office:value-type="float" office:value="20971520">
            <text:p>20971520</text:p>
          </table:table-cell>
          <table:table-cell table:style-name="ce2" table:formula="of:=[.$J18] * LOG(LOG([.$J18];2))" office:value-type="float" office:value="1364228.82873335">
            <text:p>1364229</text:p>
          </table:table-cell>
          <table:table-cell/>
          <table:table-cell table:formula="of:=[.L18]/[.J18]" office:value-type="float" office:value="0.0000000201158332824707">
            <text:p>2.01158332824707E-008</text:p>
          </table:table-cell>
          <table:table-cell table:formula="of:=[.M18]/[.P18]" office:value-type="float" office:value="0.00000000916881561279297">
            <text:p>9.16881561279297E-009</text:p>
          </table:table-cell>
          <table:table-cell table:formula="of:=[.N18]/[.Q18]" office:value-type="float" office:value="0.000000153086487839366">
            <text:p>1.53086487839366E-007</text:p>
          </table:table-cell>
          <table:table-cell/>
          <table:table-cell table:formula="of:=[.$N18]/[.L18]" office:value-type="float" office:value="9.90116142906313">
            <text:p>9.9011614291</text:p>
          </table:table-cell>
          <table:table-cell table:formula="of:=[.$N18]/[.M18]" office:value-type="float" office:value="1.08612781094631">
            <text:p>1.0861278109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25725">
            <text:p>0.000025725</text:p>
          </table:table-cell>
          <table:table-cell office:value-type="float" office:value="0.000127291">
            <text:p>0.000127291</text:p>
          </table:table-cell>
          <table:table-cell office:value-type="float" office:value="0.000061956">
            <text:p>0.000061956</text:p>
          </table:table-cell>
          <table:table-cell table:number-columns-repeated="2"/>
          <table:table-cell table:style-name="ce1" table:formula="of:=[.G18]+[.$H$2]" office:value-type="float" office:value="79">
            <text:p>79</text:p>
          </table:table-cell>
          <table:table-cell table:formula="of:=[.H18]+[.$H$2]" office:value-type="float" office:value="83">
            <text:p>83</text:p>
          </table:table-cell>
          <table:table-cell office:value-type="float" office:value="21">
            <text:p>21</text:p>
          </table:table-cell>
          <table:table-cell table:formula="of:=2^[.I19]" office:value-type="float" office:value="2097152">
            <text:p>2097152</text:p>
          </table:table-cell>
          <table:table-cell/>
          <table:table-cell table:formula="of:=AVERAGE(INDIRECT(CONCATENATE([.L$2];[.$G19];&quot;:&quot;;[.L$2];[.$H19])))" office:value-type="float" office:value="0.04500684">
            <text:p>0.04500684</text:p>
          </table:table-cell>
          <table:table-cell table:formula="of:=AVERAGE(INDIRECT(CONCATENATE([.M$2];[.$G19];&quot;:&quot;;[.M$2];[.$H19])))" office:value-type="float" office:value="0.3971952">
            <text:p>0.3971952</text:p>
          </table:table-cell>
          <table:table-cell table:formula="of:=AVERAGE(INDIRECT(CONCATENATE([.N$2];[.$G19];&quot;:&quot;;[.N$2];[.$H19])))" office:value-type="float" office:value="0.4168852">
            <text:p>0.4168852</text:p>
          </table:table-cell>
          <table:table-cell/>
          <table:table-cell table:formula="of:=[.$J19] * LOG([.$J19];2)" office:value-type="float" office:value="44040192">
            <text:p>44040192</text:p>
          </table:table-cell>
          <table:table-cell table:style-name="ce2" table:formula="of:=[.$J19] * LOG(LOG([.$J19];2))" office:value-type="float" office:value="2772894.83838983">
            <text:p>2772895</text:p>
          </table:table-cell>
          <table:table-cell/>
          <table:table-cell table:formula="of:=[.L19]/[.J19]" office:value-type="float" office:value="0.0000000214609336853027">
            <text:p>2.14609336853027E-008</text:p>
          </table:table-cell>
          <table:table-cell table:formula="of:=[.M19]/[.P19]" office:value-type="float" office:value="0.00000000901892525809152">
            <text:p>0.000000009</text:p>
          </table:table-cell>
          <table:table-cell table:formula="of:=[.N19]/[.Q19]" office:value-type="float" office:value="0.000000150342953590724">
            <text:p>1.50342953590724E-007</text:p>
          </table:table-cell>
          <table:table-cell/>
          <table:table-cell table:formula="of:=[.$N19]/[.L19]" office:value-type="float" office:value="9.26270762399671">
            <text:p>9.262707624</text:p>
          </table:table-cell>
          <table:table-cell table:formula="of:=[.$N19]/[.M19]" office:value-type="float" office:value="1.04957260309289">
            <text:p>1.0495726031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10138">
            <text:p>0.000010138</text:p>
          </table:table-cell>
          <table:table-cell office:value-type="float" office:value="0.000049314">
            <text:p>0.000049314</text:p>
          </table:table-cell>
          <table:table-cell office:value-type="float" office:value="0.000061908">
            <text:p>0.000061908</text:p>
          </table:table-cell>
          <table:table-cell table:number-columns-repeated="2"/>
          <table:table-cell table:style-name="ce1" table:formula="of:=[.G19]+[.$H$2]" office:value-type="float" office:value="84">
            <text:p>84</text:p>
          </table:table-cell>
          <table:table-cell table:formula="of:=[.H19]+[.$H$2]" office:value-type="float" office:value="88">
            <text:p>88</text:p>
          </table:table-cell>
          <table:table-cell office:value-type="float" office:value="22">
            <text:p>22</text:p>
          </table:table-cell>
          <table:table-cell table:formula="of:=2^[.I20]" office:value-type="float" office:value="4194304">
            <text:p>4194304</text:p>
          </table:table-cell>
          <table:table-cell/>
          <table:table-cell table:formula="of:=AVERAGE(INDIRECT(CONCATENATE([.L$2];[.$G20];&quot;:&quot;;[.L$2];[.$H20])))" office:value-type="float" office:value="0.0833433">
            <text:p>0.0833433</text:p>
          </table:table-cell>
          <table:table-cell table:formula="of:=AVERAGE(INDIRECT(CONCATENATE([.M$2];[.$G20];&quot;:&quot;;[.M$2];[.$H20])))" office:value-type="float" office:value="0.8282778">
            <text:p>0.8282778</text:p>
          </table:table-cell>
          <table:table-cell table:formula="of:=AVERAGE(INDIRECT(CONCATENATE([.N$2];[.$G20];&quot;:&quot;;[.N$2];[.$H20])))" office:value-type="float" office:value="0.8327124">
            <text:p>0.8327124</text:p>
          </table:table-cell>
          <table:table-cell/>
          <table:table-cell table:formula="of:=[.$J20] * LOG([.$J20];2)" office:value-type="float" office:value="92274688">
            <text:p>92274688</text:p>
          </table:table-cell>
          <table:table-cell table:style-name="ce2" table:formula="of:=[.$J20] * LOG(LOG([.$J20];2))" office:value-type="float" office:value="5630528.8198633">
            <text:p>5630529</text:p>
          </table:table-cell>
          <table:table-cell/>
          <table:table-cell table:formula="of:=[.L20]/[.J20]" office:value-type="float" office:value="0.0000000198705911636353">
            <text:p>1.98705911636353E-008</text:p>
          </table:table-cell>
          <table:table-cell table:formula="of:=[.M20]/[.P20]" office:value-type="float" office:value="0.0000000089762189171531">
            <text:p>0.000000009</text:p>
          </table:table-cell>
          <table:table-cell table:formula="of:=[.N20]/[.Q20]" office:value-type="float" office:value="0.000000147892396370012">
            <text:p>1.47892396370012E-007</text:p>
          </table:table-cell>
          <table:table-cell/>
          <table:table-cell table:formula="of:=[.$N20]/[.L20]" office:value-type="float" office:value="9.99135383408144">
            <text:p>9.9913538341</text:p>
          </table:table-cell>
          <table:table-cell table:formula="of:=[.$N20]/[.M20]" office:value-type="float" office:value="1.00535400079539">
            <text:p>1.0053540008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09312">
            <text:p>0.000009312</text:p>
          </table:table-cell>
          <table:table-cell office:value-type="float" office:value="0.000046425">
            <text:p>0.000046425</text:p>
          </table:table-cell>
          <table:table-cell office:value-type="float" office:value="0.000058372">
            <text:p>0.000058372</text:p>
          </table:table-cell>
          <table:table-cell table:number-columns-repeated="2"/>
          <table:table-cell table:style-name="ce1" table:formula="of:=[.G20]+[.$H$2]" office:value-type="float" office:value="89">
            <text:p>89</text:p>
          </table:table-cell>
          <table:table-cell table:formula="of:=[.H20]+[.$H$2]" office:value-type="float" office:value="93">
            <text:p>93</text:p>
          </table:table-cell>
          <table:table-cell office:value-type="float" office:value="23">
            <text:p>23</text:p>
          </table:table-cell>
          <table:table-cell table:formula="of:=2^[.I21]" office:value-type="float" office:value="8388608">
            <text:p>8388608</text:p>
          </table:table-cell>
          <table:table-cell/>
          <table:table-cell table:formula="of:=AVERAGE(INDIRECT(CONCATENATE([.L$2];[.$G21];&quot;:&quot;;[.L$2];[.$H21])))" office:value-type="float" office:value="0.1601772">
            <text:p>0.1601772</text:p>
          </table:table-cell>
          <table:table-cell table:formula="of:=AVERAGE(INDIRECT(CONCATENATE([.M$2];[.$G21];&quot;:&quot;;[.M$2];[.$H21])))" office:value-type="float" office:value="1.733836">
            <text:p>1.733836</text:p>
          </table:table-cell>
          <table:table-cell table:formula="of:=AVERAGE(INDIRECT(CONCATENATE([.N$2];[.$G21];&quot;:&quot;;[.N$2];[.$H21])))" office:value-type="float" office:value="1.618534">
            <text:p>1.618534</text:p>
          </table:table-cell>
          <table:table-cell/>
          <table:table-cell table:formula="of:=[.$J21] * LOG([.$J21];2)" office:value-type="float" office:value="192937984">
            <text:p>192937984</text:p>
          </table:table-cell>
          <table:table-cell table:style-name="ce2" table:formula="of:=[.$J21] * LOG(LOG([.$J21];2))" office:value-type="float" office:value="11423001.0190399">
            <text:p>11423001</text:p>
          </table:table-cell>
          <table:table-cell/>
          <table:table-cell table:formula="of:=[.L21]/[.J21]" office:value-type="float" office:value="0.0000000190946102142334">
            <text:p>1.90946102142334E-008</text:p>
          </table:table-cell>
          <table:table-cell table:formula="of:=[.M21]/[.P21]" office:value-type="float" office:value="0.00000000898649381554645">
            <text:p>0.000000009</text:p>
          </table:table-cell>
          <table:table-cell table:formula="of:=[.N21]/[.Q21]" office:value-type="float" office:value="0.00000014169078662448">
            <text:p>1.4169078662448E-007</text:p>
          </table:table-cell>
          <table:table-cell/>
          <table:table-cell table:formula="of:=[.$N21]/[.L21]" office:value-type="float" office:value="10.1046466038862">
            <text:p>10.1046466039</text:p>
          </table:table-cell>
          <table:table-cell table:formula="of:=[.$N21]/[.M21]" office:value-type="float" office:value="0.933498900703411">
            <text:p>0.9334989007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09487">
            <text:p>0.000009487</text:p>
          </table:table-cell>
          <table:table-cell office:value-type="float" office:value="0.000046326">
            <text:p>0.000046326</text:p>
          </table:table-cell>
          <table:table-cell office:value-type="float" office:value="0.000058211">
            <text:p>0.000058211</text:p>
          </table:table-cell>
          <table:table-cell table:number-columns-repeated="2"/>
          <table:table-cell table:style-name="ce1" table:formula="of:=[.G21]+[.$H$2]" office:value-type="float" office:value="94">
            <text:p>94</text:p>
          </table:table-cell>
          <table:table-cell table:formula="of:=[.H21]+[.$H$2]" office:value-type="float" office:value="98">
            <text:p>98</text:p>
          </table:table-cell>
          <table:table-cell office:value-type="float" office:value="24">
            <text:p>24</text:p>
          </table:table-cell>
          <table:table-cell table:formula="of:=2^[.I22]" office:value-type="float" office:value="16777216">
            <text:p>16777216</text:p>
          </table:table-cell>
          <table:table-cell/>
          <table:table-cell table:formula="of:=AVERAGE(INDIRECT(CONCATENATE([.L$2];[.$G22];&quot;:&quot;;[.L$2];[.$H22])))" office:value-type="float" office:value="0.3264604">
            <text:p>0.3264604</text:p>
          </table:table-cell>
          <table:table-cell table:formula="of:=AVERAGE(INDIRECT(CONCATENATE([.M$2];[.$G22];&quot;:&quot;;[.M$2];[.$H22])))" office:value-type="float" office:value="3.632636">
            <text:p>3.632636</text:p>
          </table:table-cell>
          <table:table-cell table:formula="of:=AVERAGE(INDIRECT(CONCATENATE([.N$2];[.$G22];&quot;:&quot;;[.N$2];[.$H22])))" office:value-type="float" office:value="3.23786">
            <text:p>3.23786</text:p>
          </table:table-cell>
          <table:table-cell/>
          <table:table-cell table:formula="of:=[.$J22] * LOG([.$J22];2)" office:value-type="float" office:value="402653184">
            <text:p>402653184</text:p>
          </table:table-cell>
          <table:table-cell table:style-name="ce2" table:formula="of:=[.$J22] * LOG(LOG([.$J22];2))" office:value-type="float" office:value="23156102.1278238">
            <text:p>23156102</text:p>
          </table:table-cell>
          <table:table-cell/>
          <table:table-cell table:formula="of:=[.L22]/[.J22]" office:value-type="float" office:value="0.0000000194585561752319">
            <text:p>1.94585561752319E-008</text:p>
          </table:table-cell>
          <table:table-cell table:formula="of:=[.M22]/[.P22]" office:value-type="float" office:value="0.00000000902174909909566">
            <text:p>0.000000009</text:p>
          </table:table-cell>
          <table:table-cell table:formula="of:=[.N22]/[.Q22]" office:value-type="float" office:value="0.000000139827505602053">
            <text:p>1.39827505602053E-007</text:p>
          </table:table-cell>
          <table:table-cell/>
          <table:table-cell table:formula="of:=[.$N22]/[.L22]" office:value-type="float" office:value="9.91807888491223">
            <text:p>9.9180788849</text:p>
          </table:table-cell>
          <table:table-cell table:formula="of:=[.$N22]/[.M22]" office:value-type="float" office:value="0.891325197459916">
            <text:p>0.8913251975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09285">
            <text:p>0.000009285</text:p>
          </table:table-cell>
          <table:table-cell office:value-type="float" office:value="0.000047805">
            <text:p>0.000047805</text:p>
          </table:table-cell>
          <table:table-cell office:value-type="float" office:value="0.000060089">
            <text:p>0.000060089</text:p>
          </table:table-cell>
          <table:table-cell table:number-columns-repeated="2"/>
          <table:table-cell table:style-name="ce1"/>
          <table:table-cell table:number-columns-repeated="17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18463">
            <text:p>0.000018463</text:p>
          </table:table-cell>
          <table:table-cell office:value-type="float" office:value="0.000102981">
            <text:p>0.000102981</text:p>
          </table:table-cell>
          <table:table-cell office:value-type="float" office:value="0.000118794">
            <text:p>0.000118794</text:p>
          </table:table-cell>
          <table:table-cell table:number-columns-repeated="20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18405">
            <text:p>0.000018405</text:p>
          </table:table-cell>
          <table:table-cell office:value-type="float" office:value="0.000122287">
            <text:p>0.000122287</text:p>
          </table:table-cell>
          <table:table-cell office:value-type="float" office:value="0.000114986">
            <text:p>0.000114986</text:p>
          </table:table-cell>
          <table:table-cell table:number-columns-repeated="19"/>
          <table:table-cell table:formula="of:=AVERAGE([.X4:.X22])" office:value-type="float" office:value="1.11880103751114">
            <text:p>1.1188010375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27487">
            <text:p>0.000027487</text:p>
          </table:table-cell>
          <table:table-cell office:value-type="float" office:value="0.000157104">
            <text:p>0.000157104</text:p>
          </table:table-cell>
          <table:table-cell office:value-type="float" office:value="0.000119454">
            <text:p>0.000119454</text:p>
          </table:table-cell>
          <table:table-cell table:number-columns-repeated="20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18599">
            <text:p>0.000018599</text:p>
          </table:table-cell>
          <table:table-cell office:value-type="float" office:value="0.000117309">
            <text:p>0.000117309</text:p>
          </table:table-cell>
          <table:table-cell office:value-type="float" office:value="0.000119835">
            <text:p>0.000119835</text:p>
          </table:table-cell>
          <table:table-cell table:number-columns-repeated="20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19027">
            <text:p>0.000019027</text:p>
          </table:table-cell>
          <table:table-cell office:value-type="float" office:value="0.000102137">
            <text:p>0.000102137</text:p>
          </table:table-cell>
          <table:table-cell office:value-type="float" office:value="0.000115401">
            <text:p>0.000115401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35114">
            <text:p>0.000035114</text:p>
          </table:table-cell>
          <table:table-cell office:value-type="float" office:value="0.00021256">
            <text:p>0.00021256</text:p>
          </table:table-cell>
          <table:table-cell office:value-type="float" office:value="0.000219731">
            <text:p>0.000219731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35216">
            <text:p>0.000035216</text:p>
          </table:table-cell>
          <table:table-cell office:value-type="float" office:value="0.000214909">
            <text:p>0.000214909</text:p>
          </table:table-cell>
          <table:table-cell office:value-type="float" office:value="0.000220071">
            <text:p>0.000220071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3517">
            <text:p>0.00003517</text:p>
          </table:table-cell>
          <table:table-cell office:value-type="float" office:value="0.000213987">
            <text:p>0.000213987</text:p>
          </table:table-cell>
          <table:table-cell office:value-type="float" office:value="0.000223601">
            <text:p>0.000223601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35151">
            <text:p>0.000035151</text:p>
          </table:table-cell>
          <table:table-cell office:value-type="float" office:value="0.00021188">
            <text:p>0.00021188</text:p>
          </table:table-cell>
          <table:table-cell office:value-type="float" office:value="0.000223048">
            <text:p>0.000223048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35292">
            <text:p>0.000035292</text:p>
          </table:table-cell>
          <table:table-cell office:value-type="float" office:value="0.000213591">
            <text:p>0.000213591</text:p>
          </table:table-cell>
          <table:table-cell office:value-type="float" office:value="0.000219834">
            <text:p>0.000219834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071656">
            <text:p>0.000071656</text:p>
          </table:table-cell>
          <table:table-cell office:value-type="float" office:value="0.000455112">
            <text:p>0.000455112</text:p>
          </table:table-cell>
          <table:table-cell office:value-type="float" office:value="0.000441279">
            <text:p>0.000441279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071198">
            <text:p>0.000071198</text:p>
          </table:table-cell>
          <table:table-cell office:value-type="float" office:value="0.000454225">
            <text:p>0.000454225</text:p>
          </table:table-cell>
          <table:table-cell office:value-type="float" office:value="0.000451081">
            <text:p>0.000451081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074968">
            <text:p>0.000074968</text:p>
          </table:table-cell>
          <table:table-cell office:value-type="float" office:value="0.000456858">
            <text:p>0.000456858</text:p>
          </table:table-cell>
          <table:table-cell office:value-type="float" office:value="0.000439701">
            <text:p>0.000439701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072372">
            <text:p>0.000072372</text:p>
          </table:table-cell>
          <table:table-cell office:value-type="float" office:value="0.000453407">
            <text:p>0.000453407</text:p>
          </table:table-cell>
          <table:table-cell office:value-type="float" office:value="0.000435726">
            <text:p>0.000435726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071011">
            <text:p>0.000071011</text:p>
          </table:table-cell>
          <table:table-cell office:value-type="float" office:value="0.000454441">
            <text:p>0.000454441</text:p>
          </table:table-cell>
          <table:table-cell office:value-type="float" office:value="0.00043693">
            <text:p>0.00043693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14253">
            <text:p>0.00014253</text:p>
          </table:table-cell>
          <table:table-cell office:value-type="float" office:value="0.000975711">
            <text:p>0.000975711</text:p>
          </table:table-cell>
          <table:table-cell office:value-type="float" office:value="0.000979199">
            <text:p>0.000979199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144236">
            <text:p>0.000144236</text:p>
          </table:table-cell>
          <table:table-cell office:value-type="float" office:value="0.000967594">
            <text:p>0.000967594</text:p>
          </table:table-cell>
          <table:table-cell office:value-type="float" office:value="0.000920829">
            <text:p>0.000920829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142428">
            <text:p>0.000142428</text:p>
          </table:table-cell>
          <table:table-cell office:value-type="float" office:value="0.000970221">
            <text:p>0.000970221</text:p>
          </table:table-cell>
          <table:table-cell office:value-type="float" office:value="0.000915422">
            <text:p>0.000915422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141909">
            <text:p>0.000141909</text:p>
          </table:table-cell>
          <table:table-cell office:value-type="float" office:value="0.00096989">
            <text:p>0.00096989</text:p>
          </table:table-cell>
          <table:table-cell office:value-type="float" office:value="0.000915768">
            <text:p>0.000915768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143688">
            <text:p>0.000143688</text:p>
          </table:table-cell>
          <table:table-cell office:value-type="float" office:value="0.000978777">
            <text:p>0.000978777</text:p>
          </table:table-cell>
          <table:table-cell office:value-type="float" office:value="0.000915901">
            <text:p>0.000915901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287811">
            <text:p>0.000287811</text:p>
          </table:table-cell>
          <table:table-cell office:value-type="float" office:value="0.00204304">
            <text:p>0.00204304</text:p>
          </table:table-cell>
          <table:table-cell office:value-type="float" office:value="0.00184407">
            <text:p>0.00184407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321087">
            <text:p>0.000321087</text:p>
          </table:table-cell>
          <table:table-cell office:value-type="float" office:value="0.0020419">
            <text:p>0.0020419</text:p>
          </table:table-cell>
          <table:table-cell office:value-type="float" office:value="0.00184194">
            <text:p>0.00184194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287692">
            <text:p>0.000287692</text:p>
          </table:table-cell>
          <table:table-cell office:value-type="float" office:value="0.00204832">
            <text:p>0.00204832</text:p>
          </table:table-cell>
          <table:table-cell office:value-type="float" office:value="0.00188528">
            <text:p>0.00188528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285022">
            <text:p>0.000285022</text:p>
          </table:table-cell>
          <table:table-cell office:value-type="float" office:value="0.00204174">
            <text:p>0.00204174</text:p>
          </table:table-cell>
          <table:table-cell office:value-type="float" office:value="0.00184733">
            <text:p>0.00184733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288591">
            <text:p>0.000288591</text:p>
          </table:table-cell>
          <table:table-cell office:value-type="float" office:value="0.0020405">
            <text:p>0.0020405</text:p>
          </table:table-cell>
          <table:table-cell office:value-type="float" office:value="0.00184003">
            <text:p>0.00184003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0576179">
            <text:p>0.000576179</text:p>
          </table:table-cell>
          <table:table-cell office:value-type="float" office:value="0.00430978">
            <text:p>0.00430978</text:p>
          </table:table-cell>
          <table:table-cell office:value-type="float" office:value="0.00634634">
            <text:p>0.00634634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0573488">
            <text:p>0.000573488</text:p>
          </table:table-cell>
          <table:table-cell office:value-type="float" office:value="0.00424607">
            <text:p>0.00424607</text:p>
          </table:table-cell>
          <table:table-cell office:value-type="float" office:value="0.00629031">
            <text:p>0.00629031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0609563">
            <text:p>0.000609563</text:p>
          </table:table-cell>
          <table:table-cell office:value-type="float" office:value="0.00433797">
            <text:p>0.00433797</text:p>
          </table:table-cell>
          <table:table-cell office:value-type="float" office:value="0.00633686">
            <text:p>0.00633686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057732">
            <text:p>0.00057732</text:p>
          </table:table-cell>
          <table:table-cell office:value-type="float" office:value="0.004242">
            <text:p>0.004242</text:p>
          </table:table-cell>
          <table:table-cell office:value-type="float" office:value="0.00632969">
            <text:p>0.00632969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0626276">
            <text:p>0.000626276</text:p>
          </table:table-cell>
          <table:table-cell office:value-type="float" office:value="0.0042208">
            <text:p>0.0042208</text:p>
          </table:table-cell>
          <table:table-cell office:value-type="float" office:value="0.00630663">
            <text:p>0.00630663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155303">
            <text:p>0.00155303</text:p>
          </table:table-cell>
          <table:table-cell office:value-type="float" office:value="0.00880478">
            <text:p>0.00880478</text:p>
          </table:table-cell>
          <table:table-cell office:value-type="float" office:value="0.0129631">
            <text:p>0.0129631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118324">
            <text:p>0.00118324</text:p>
          </table:table-cell>
          <table:table-cell office:value-type="float" office:value="0.00877947">
            <text:p>0.00877947</text:p>
          </table:table-cell>
          <table:table-cell office:value-type="float" office:value="0.0130025">
            <text:p>0.0130025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122438">
            <text:p>0.00122438</text:p>
          </table:table-cell>
          <table:table-cell office:value-type="float" office:value="0.00879982">
            <text:p>0.00879982</text:p>
          </table:table-cell>
          <table:table-cell office:value-type="float" office:value="0.0129281">
            <text:p>0.0129281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120058">
            <text:p>0.00120058</text:p>
          </table:table-cell>
          <table:table-cell office:value-type="float" office:value="0.00875781">
            <text:p>0.00875781</text:p>
          </table:table-cell>
          <table:table-cell office:value-type="float" office:value="0.0129739">
            <text:p>0.0129739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118652">
            <text:p>0.00118652</text:p>
          </table:table-cell>
          <table:table-cell office:value-type="float" office:value="0.00874554">
            <text:p>0.00874554</text:p>
          </table:table-cell>
          <table:table-cell office:value-type="float" office:value="0.0129175">
            <text:p>0.0129175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352448">
            <text:p>0.00352448</text:p>
          </table:table-cell>
          <table:table-cell office:value-type="float" office:value="0.0196425">
            <text:p>0.0196425</text:p>
          </table:table-cell>
          <table:table-cell office:value-type="float" office:value="0.0255846">
            <text:p>0.0255846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278123">
            <text:p>0.00278123</text:p>
          </table:table-cell>
          <table:table-cell office:value-type="float" office:value="0.0196748">
            <text:p>0.0196748</text:p>
          </table:table-cell>
          <table:table-cell office:value-type="float" office:value="0.0255789">
            <text:p>0.0255789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287281">
            <text:p>0.00287281</text:p>
          </table:table-cell>
          <table:table-cell office:value-type="float" office:value="0.0197933">
            <text:p>0.0197933</text:p>
          </table:table-cell>
          <table:table-cell office:value-type="float" office:value="0.0254675">
            <text:p>0.0254675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28038">
            <text:p>0.0028038</text:p>
          </table:table-cell>
          <table:table-cell office:value-type="float" office:value="0.0201576">
            <text:p>0.0201576</text:p>
          </table:table-cell>
          <table:table-cell office:value-type="float" office:value="0.0258166">
            <text:p>0.0258166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281093">
            <text:p>0.00281093</text:p>
          </table:table-cell>
          <table:table-cell office:value-type="float" office:value="0.0198648">
            <text:p>0.0198648</text:p>
          </table:table-cell>
          <table:table-cell office:value-type="float" office:value="0.0255948">
            <text:p>0.0255948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0802667">
            <text:p>0.00802667</text:p>
          </table:table-cell>
          <table:table-cell office:value-type="float" office:value="0.0441853">
            <text:p>0.0441853</text:p>
          </table:table-cell>
          <table:table-cell office:value-type="float" office:value="0.0519867">
            <text:p>0.0519867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0613566">
            <text:p>0.00613566</text:p>
          </table:table-cell>
          <table:table-cell office:value-type="float" office:value="0.0443137">
            <text:p>0.0443137</text:p>
          </table:table-cell>
          <table:table-cell office:value-type="float" office:value="0.0515644">
            <text:p>0.0515644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0757813">
            <text:p>0.00757813</text:p>
          </table:table-cell>
          <table:table-cell office:value-type="float" office:value="0.0453514">
            <text:p>0.0453514</text:p>
          </table:table-cell>
          <table:table-cell office:value-type="float" office:value="0.0515973">
            <text:p>0.0515973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0529785">
            <text:p>0.00529785</text:p>
          </table:table-cell>
          <table:table-cell office:value-type="float" office:value="0.0442025">
            <text:p>0.0442025</text:p>
          </table:table-cell>
          <table:table-cell office:value-type="float" office:value="0.0510243">
            <text:p>0.0510243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0532539">
            <text:p>0.00532539</text:p>
          </table:table-cell>
          <table:table-cell office:value-type="float" office:value="0.0442277">
            <text:p>0.0442277</text:p>
          </table:table-cell>
          <table:table-cell office:value-type="float" office:value="0.0509841">
            <text:p>0.0509841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126373">
            <text:p>0.0126373</text:p>
          </table:table-cell>
          <table:table-cell office:value-type="float" office:value="0.0943343">
            <text:p>0.0943343</text:p>
          </table:table-cell>
          <table:table-cell office:value-type="float" office:value="0.104498">
            <text:p>0.104498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112811">
            <text:p>0.0112811</text:p>
          </table:table-cell>
          <table:table-cell office:value-type="float" office:value="0.0945067">
            <text:p>0.0945067</text:p>
          </table:table-cell>
          <table:table-cell office:value-type="float" office:value="0.1048">
            <text:p>0.1048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11734">
            <text:p>0.011734</text:p>
          </table:table-cell>
          <table:table-cell office:value-type="float" office:value="0.093962">
            <text:p>0.093962</text:p>
          </table:table-cell>
          <table:table-cell office:value-type="float" office:value="0.104095">
            <text:p>0.104095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119766">
            <text:p>0.0119766</text:p>
          </table:table-cell>
          <table:table-cell office:value-type="float" office:value="0.0928593">
            <text:p>0.0928593</text:p>
          </table:table-cell>
          <table:table-cell office:value-type="float" office:value="0.104149">
            <text:p>0.104149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108192">
            <text:p>0.0108192</text:p>
          </table:table-cell>
          <table:table-cell office:value-type="float" office:value="0.093471">
            <text:p>0.093471</text:p>
          </table:table-cell>
          <table:table-cell office:value-type="float" office:value="0.104425">
            <text:p>0.104425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228383">
            <text:p>0.0228383</text:p>
          </table:table-cell>
          <table:table-cell office:value-type="float" office:value="0.192005">
            <text:p>0.192005</text:p>
          </table:table-cell>
          <table:table-cell office:value-type="float" office:value="0.209064">
            <text:p>0.209064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228046">
            <text:p>0.0228046</text:p>
          </table:table-cell>
          <table:table-cell office:value-type="float" office:value="0.19192">
            <text:p>0.19192</text:p>
          </table:table-cell>
          <table:table-cell office:value-type="float" office:value="0.209191">
            <text:p>0.209191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195612">
            <text:p>0.0195612</text:p>
          </table:table-cell>
          <table:table-cell office:value-type="float" office:value="0.191057">
            <text:p>0.191057</text:p>
          </table:table-cell>
          <table:table-cell office:value-type="float" office:value="0.208542">
            <text:p>0.208542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20067">
            <text:p>0.020067</text:p>
          </table:table-cell>
          <table:table-cell office:value-type="float" office:value="0.192272">
            <text:p>0.192272</text:p>
          </table:table-cell>
          <table:table-cell office:value-type="float" office:value="0.208588">
            <text:p>0.208588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201938">
            <text:p>0.0201938</text:p>
          </table:table-cell>
          <table:table-cell office:value-type="float" office:value="0.194166">
            <text:p>0.194166</text:p>
          </table:table-cell>
          <table:table-cell office:value-type="float" office:value="0.20884">
            <text:p>0.20884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0429717">
            <text:p>0.0429717</text:p>
          </table:table-cell>
          <table:table-cell office:value-type="float" office:value="0.399257">
            <text:p>0.399257</text:p>
          </table:table-cell>
          <table:table-cell office:value-type="float" office:value="0.414958">
            <text:p>0.414958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0417902">
            <text:p>0.0417902</text:p>
          </table:table-cell>
          <table:table-cell office:value-type="float" office:value="0.39599">
            <text:p>0.39599</text:p>
          </table:table-cell>
          <table:table-cell office:value-type="float" office:value="0.417392">
            <text:p>0.417392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046281">
            <text:p>0.046281</text:p>
          </table:table-cell>
          <table:table-cell office:value-type="float" office:value="0.399088">
            <text:p>0.399088</text:p>
          </table:table-cell>
          <table:table-cell office:value-type="float" office:value="0.416861">
            <text:p>0.416861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0467522">
            <text:p>0.0467522</text:p>
          </table:table-cell>
          <table:table-cell office:value-type="float" office:value="0.395481">
            <text:p>0.395481</text:p>
          </table:table-cell>
          <table:table-cell office:value-type="float" office:value="0.418111">
            <text:p>0.418111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0472391">
            <text:p>0.0472391</text:p>
          </table:table-cell>
          <table:table-cell office:value-type="float" office:value="0.39616">
            <text:p>0.39616</text:p>
          </table:table-cell>
          <table:table-cell office:value-type="float" office:value="0.417104">
            <text:p>0.417104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0925974">
            <text:p>0.0925974</text:p>
          </table:table-cell>
          <table:table-cell office:value-type="float" office:value="0.821795">
            <text:p>0.821795</text:p>
          </table:table-cell>
          <table:table-cell office:value-type="float" office:value="0.832471">
            <text:p>0.832471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0836558">
            <text:p>0.0836558</text:p>
          </table:table-cell>
          <table:table-cell office:value-type="float" office:value="0.831838">
            <text:p>0.831838</text:p>
          </table:table-cell>
          <table:table-cell office:value-type="float" office:value="0.83301">
            <text:p>0.83301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0803938">
            <text:p>0.0803938</text:p>
          </table:table-cell>
          <table:table-cell office:value-type="float" office:value="0.834613">
            <text:p>0.834613</text:p>
          </table:table-cell>
          <table:table-cell office:value-type="float" office:value="0.835949">
            <text:p>0.835949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0795884">
            <text:p>0.0795884</text:p>
          </table:table-cell>
          <table:table-cell office:value-type="float" office:value="0.838535">
            <text:p>0.838535</text:p>
          </table:table-cell>
          <table:table-cell office:value-type="float" office:value="0.832366">
            <text:p>0.832366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0804811">
            <text:p>0.0804811</text:p>
          </table:table-cell>
          <table:table-cell office:value-type="float" office:value="0.814608">
            <text:p>0.814608</text:p>
          </table:table-cell>
          <table:table-cell office:value-type="float" office:value="0.829766">
            <text:p>0.829766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160451">
            <text:p>0.160451</text:p>
          </table:table-cell>
          <table:table-cell office:value-type="float" office:value="1.70486">
            <text:p>1.70486</text:p>
          </table:table-cell>
          <table:table-cell office:value-type="float" office:value="1.60592">
            <text:p>1.60592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157374">
            <text:p>0.157374</text:p>
          </table:table-cell>
          <table:table-cell office:value-type="float" office:value="1.70943">
            <text:p>1.70943</text:p>
          </table:table-cell>
          <table:table-cell office:value-type="float" office:value="1.6044">
            <text:p>1.6044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156945">
            <text:p>0.156945</text:p>
          </table:table-cell>
          <table:table-cell office:value-type="float" office:value="1.71423">
            <text:p>1.71423</text:p>
          </table:table-cell>
          <table:table-cell office:value-type="float" office:value="1.60635">
            <text:p>1.60635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155654">
            <text:p>0.155654</text:p>
          </table:table-cell>
          <table:table-cell office:value-type="float" office:value="1.70855">
            <text:p>1.70855</text:p>
          </table:table-cell>
          <table:table-cell office:value-type="float" office:value="1.60664">
            <text:p>1.60664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170462">
            <text:p>0.170462</text:p>
          </table:table-cell>
          <table:table-cell office:value-type="float" office:value="1.83211">
            <text:p>1.83211</text:p>
          </table:table-cell>
          <table:table-cell office:value-type="float" office:value="1.66936">
            <text:p>1.66936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0.338025">
            <text:p>0.338025</text:p>
          </table:table-cell>
          <table:table-cell office:value-type="float" office:value="3.6643">
            <text:p>3.6643</text:p>
          </table:table-cell>
          <table:table-cell office:value-type="float" office:value="3.32239">
            <text:p>3.32239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0.321859">
            <text:p>0.321859</text:p>
          </table:table-cell>
          <table:table-cell office:value-type="float" office:value="3.5884">
            <text:p>3.5884</text:p>
          </table:table-cell>
          <table:table-cell office:value-type="float" office:value="3.21458">
            <text:p>3.21458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0.317894">
            <text:p>0.317894</text:p>
          </table:table-cell>
          <table:table-cell office:value-type="float" office:value="3.70742">
            <text:p>3.70742</text:p>
          </table:table-cell>
          <table:table-cell office:value-type="float" office:value="3.2201">
            <text:p>3.2201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0.322948">
            <text:p>0.322948</text:p>
          </table:table-cell>
          <table:table-cell office:value-type="float" office:value="3.61411">
            <text:p>3.61411</text:p>
          </table:table-cell>
          <table:table-cell office:value-type="float" office:value="3.2159">
            <text:p>3.2159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0.331576">
            <text:p>0.331576</text:p>
          </table:table-cell>
          <table:table-cell office:value-type="float" office:value="3.58895">
            <text:p>3.58895</text:p>
          </table:table-cell>
          <table:table-cell office:value-type="float" office:value="3.21633">
            <text:p>3.21633</text:p>
          </table:table-cell>
          <table:table-cell table:number-columns-repeated="20"/>
        </table:table-row>
        <table:table-row table:style-name="ro1" table:number-rows-repeated="1048477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30">00/00/0000</text:date>, <text:time style:data-style-name="N2" text:time-value="0000-00-00T16:58: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ghtmind </meta:initial-creator>
    <meta:creation-date>2013-11-23T17:01:24</meta:creation-date>
    <dc:date>2013-11-29T18:43:34</dc:date>
    <dc:creator>mind </dc:creator>
    <meta:editing-duration>PT3H14M27S</meta:editing-duration>
    <meta:editing-cycles>10</meta:editing-cycles>
    <meta:generator>LibreOffice/4.0.2.2$Linux_X86_64 LibreOffice_project/400m0$Build-2</meta:generator>
    <meta:document-statistic meta:table-count="1" meta:cell-count="67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497cm" svg:height="15.549cm" xlink:href=".." xlink:type="simple" chart:class="chart:line" chart:style-name="ch1">
        <chart:title svg:x="9.745cm" svg:y="0.445cm" chart:style-name="ch2">
          <text:p>Priority queue decrease key</text:p>
        </chart:title>
        <chart:subtitle svg:x="9.247cm" svg:y="1.556cm" chart:style-name="ch3">
          <text:p>measured time vs asymptotic behaviour</text:p>
        </chart:subtitle>
        <chart:legend chart:legend-position="end" svg:x="22.006cm" svg:y="6.983cm" style:legend-expansion="high" chart:style-name="ch4"/>
        <chart:plot-area chart:style-name="ch5" table:cell-range-address="Sheet1.J4:Sheet1.J22 Sheet1.S3:Sheet1.U22" chart:data-source-has-labels="both" svg:x="1.517cm" svg:y="2.855cm" svg:width="19.471cm" svg:height="11.406cm">
          <chartooo:coordinate-region svg:x="3.522cm" svg:y="3.052cm" svg:width="16.731cm" svg:height="10.172cm"/>
          <chart:axis chart:dimension="x" chart:name="primary-x" chart:style-name="ch6" chartooo:axis-type="auto">
            <chartooo:date-scale/>
            <chart:title svg:x="11.103cm" svg:y="14.572cm" chart:style-name="ch7">
              <text:p>n</text:p>
            </chart:title>
            <chart:categories table:cell-range-address="Sheet1.J4:Sheet1.J22"/>
          </chart:axis>
          <chart:axis chart:dimension="y" chart:name="primary-y" chart:style-name="ch6">
            <chart:title svg:x="0.451cm" svg:y="9.191cm" chart:style-name="ch8">
              <text:p>time/f(n)</text:p>
            </chart:title>
            <chart:grid chart:style-name="ch9" chart:class="major"/>
          </chart:axis>
          <chart:series chart:style-name="ch10" chart:values-cell-range-address="Sheet1.S4:Sheet1.S22" chart:label-cell-address="Sheet1.S3:Sheet1.S3" chart:class="chart:line">
            <chart:data-point chart:repeated="19"/>
          </chart:series>
          <chart:series chart:style-name="ch11" chart:values-cell-range-address="Sheet1.T4:Sheet1.T22" chart:label-cell-address="Sheet1.T3:Sheet1.T3" chart:class="chart:line">
            <chart:data-point chart:repeated="19"/>
          </chart:series>
          <chart:series chart:style-name="ch12" chart:values-cell-range-address="Sheet1.U4:Sheet1.U22" chart:label-cell-address="Sheet1.U3:Sheet1.U3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bonacci</text:p>
                <draw:g>
                  <svg:desc>Sheet1.S3:Sheet1.S3</svg:desc>
                </draw:g>
              </table:table-cell>
              <table:table-cell office:value-type="string">
                <text:p>binary</text:p>
                <draw:g>
                  <svg:desc>Sheet1.T3:Sheet1.T3</svg:desc>
                </draw:g>
              </table:table-cell>
              <table:table-cell office:value-type="string">
                <text:p>van emde boa</text:p>
                <draw:g>
                  <svg:desc>Sheet1.U3:Sheet1.U3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J4:Sheet1.J22</svg:desc>
                </draw:g>
              </table:table-cell>
              <table:table-cell office:value-type="float" office:value="0.0000000669125">
                <text:p>0.0000000669125</text:p>
                <draw:g>
                  <svg:desc>Sheet1.S4:Sheet1.S22</svg:desc>
                </draw:g>
              </table:table-cell>
              <table:table-cell office:value-type="float" office:value="0.0000000304479166666667">
                <text:p>0.0000000304479166666667</text:p>
                <draw:g>
                  <svg:desc>Sheet1.T4:Sheet1.T22</svg:desc>
                </draw:g>
              </table:table-cell>
              <table:table-cell office:value-type="float" office:value="0.000000241413542556647">
                <text:p>0.000000241413542556647</text:p>
                <draw:g>
                  <svg:desc>Sheet1.U4:Sheet1.U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559359375">
                <text:p>0.0000000559359375</text:p>
              </table:table-cell>
              <table:table-cell office:value-type="float" office:value="0.0000000297477678571429">
                <text:p>0.0000000297477678571429</text:p>
              </table:table-cell>
              <table:table-cell office:value-type="float" office:value="0.000000389719945977444">
                <text:p>0.00000038971994597744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5109765625">
                <text:p>0.00000005109765625</text:p>
              </table:table-cell>
              <table:table-cell office:value-type="float" office:value="0.00000002973095703125">
                <text:p>0.00000002973095703125</text:p>
              </table:table-cell>
              <table:table-cell office:value-type="float" office:value="0.000000360844439307139">
                <text:p>0.000000360844439307139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24979296875">
                <text:p>0.000000024979296875</text:p>
              </table:table-cell>
              <table:table-cell office:value-type="float" office:value="0.0000000137656684027778">
                <text:p>0.0000000137656684027778</text:p>
              </table:table-cell>
              <table:table-cell office:value-type="float" office:value="0.000000123026247351921">
                <text:p>0.00000012302624735192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199181640625">
                <text:p>0.0000000199181640625</text:p>
              </table:table-cell>
              <table:table-cell office:value-type="float" office:value="0.0000000117542578125">
                <text:p>0.0000000117542578125</text:p>
              </table:table-cell>
              <table:table-cell office:value-type="float" office:value="0.000000114935546875">
                <text:p>0.00000011493554687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1718193359375">
                <text:p>0.00000001718193359375</text:p>
              </table:table-cell>
              <table:table-cell office:value-type="float" office:value="0.00000000947200816761364">
                <text:p>0.00000000947200816761364</text:p>
              </table:table-cell>
              <table:table-cell office:value-type="float" office:value="0.000000103741505073886">
                <text:p>0.000000103741505073886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17636962890625">
                <text:p>0.000000017636962890625</text:p>
              </table:table-cell>
              <table:table-cell office:value-type="float" office:value="0.00000000925310465494792">
                <text:p>0.00000000925310465494792</text:p>
              </table:table-cell>
              <table:table-cell office:value-type="float" office:value="0.0000000997535841730837">
                <text:p>0.0000000997535841730837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174509521484375">
                <text:p>0.0000000174509521484375</text:p>
              </table:table-cell>
              <table:table-cell office:value-type="float" office:value="0.00000000913122182992788">
                <text:p>0.00000000913122182992788</text:p>
              </table:table-cell>
              <table:table-cell office:value-type="float" office:value="0.000000101849931126198">
                <text:p>0.000000101849931126198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179468139648438">
                <text:p>0.0000000179468139648438</text:p>
              </table:table-cell>
              <table:table-cell office:value-type="float" office:value="0.00000000890720912388393">
                <text:p>0.00000000890720912388393</text:p>
              </table:table-cell>
              <table:table-cell office:value-type="float" office:value="0.0000000986108238910067">
                <text:p>0.0000000986108238910067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180836547851563">
                <text:p>0.0000000180836547851563</text:p>
              </table:table-cell>
              <table:table-cell office:value-type="float" office:value="0.00000000869003092447917">
                <text:p>0.00000000869003092447917</text:p>
              </table:table-cell>
              <table:table-cell office:value-type="float" office:value="0.000000164044320390157">
                <text:p>0.000000164044320390157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193717956542969">
                <text:p>0.0000000193717956542969</text:p>
              </table:table-cell>
              <table:table-cell office:value-type="float" office:value="0.0000000083708610534668">
                <text:p>0.0000000083708610534668</text:p>
              </table:table-cell>
              <table:table-cell office:value-type="float" office:value="0.000000164193301254339">
                <text:p>0.000000164193301254339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225727081298828">
                <text:p>0.0000000225727081298828</text:p>
              </table:table-cell>
              <table:table-cell office:value-type="float" office:value="0.00000000889793844784007">
                <text:p>0.00000000889793844784007</text:p>
              </table:table-cell>
              <table:table-cell office:value-type="float" office:value="0.000000158785296870979">
                <text:p>0.000000158785296870979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246915435791016">
                <text:p>0.0000000246915435791016</text:p>
              </table:table-cell>
              <table:table-cell office:value-type="float" office:value="0.00000000942147996690538">
                <text:p>0.00000000942147996690538</text:p>
              </table:table-cell>
              <table:table-cell office:value-type="float" office:value="0.00000015629679417158">
                <text:p>0.00000015629679417158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222962188720703">
                <text:p>0.0000000222962188720703</text:p>
              </table:table-cell>
              <table:table-cell office:value-type="float" office:value="0.00000000941895535117702">
                <text:p>0.00000000941895535117702</text:p>
              </table:table-cell>
              <table:table-cell office:value-type="float" office:value="0.000000155709910506828">
                <text:p>0.000000155709910506828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201158332824707">
                <text:p>0.0000000201158332824707</text:p>
              </table:table-cell>
              <table:table-cell office:value-type="float" office:value="0.00000000916881561279297">
                <text:p>0.00000000916881561279297</text:p>
              </table:table-cell>
              <table:table-cell office:value-type="float" office:value="0.000000153086487839366">
                <text:p>0.000000153086487839366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214609336853027">
                <text:p>0.0000000214609336853027</text:p>
              </table:table-cell>
              <table:table-cell office:value-type="float" office:value="0.00000000901892525809152">
                <text:p>0.00000000901892525809152</text:p>
              </table:table-cell>
              <table:table-cell office:value-type="float" office:value="0.000000150342953590724">
                <text:p>0.000000150342953590724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198705911636353">
                <text:p>0.0000000198705911636353</text:p>
              </table:table-cell>
              <table:table-cell office:value-type="float" office:value="0.0000000089762189171531">
                <text:p>0.0000000089762189171531</text:p>
              </table:table-cell>
              <table:table-cell office:value-type="float" office:value="0.000000147892396370012">
                <text:p>0.000000147892396370012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190946102142334">
                <text:p>0.0000000190946102142334</text:p>
              </table:table-cell>
              <table:table-cell office:value-type="float" office:value="0.00000000898649381554645">
                <text:p>0.00000000898649381554645</text:p>
              </table:table-cell>
              <table:table-cell office:value-type="float" office:value="0.00000014169078662448">
                <text:p>0.00000014169078662448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194585561752319">
                <text:p>0.0000000194585561752319</text:p>
              </table:table-cell>
              <table:table-cell office:value-type="float" office:value="0.00000000902174909909566">
                <text:p>0.00000000902174909909566</text:p>
              </table:table-cell>
              <table:table-cell office:value-type="float" office:value="0.000000139827505602053">
                <text:p>0.0000001398275056020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333cm" svg:height="14.142cm" xlink:href=".." xlink:type="simple" chart:class="chart:line" chart:style-name="ch1">
        <chart:title svg:x="8.27cm" svg:y="0.417cm" chart:style-name="ch2">
          <text:p>Priority Queues - Decrease Key</text:p>
        </chart:title>
        <chart:subtitle svg:x="10.313cm" svg:y="1.5cm" chart:style-name="ch3">
          <text:p>Measured time</text:p>
        </chart:subtitle>
        <chart:legend chart:legend-position="end" svg:x="19.658cm" svg:y="6.28cm" style:legend-expansion="high" chart:style-name="ch4"/>
        <chart:plot-area chart:style-name="ch5" table:cell-range-address="Sheet1.J4:Sheet1.J22 Sheet1.L3:Sheet1.N22" chart:data-source-has-labels="both" svg:x="1.474cm" svg:y="2.743cm" svg:width="17.252cm" svg:height="10.139cm">
          <chartooo:coordinate-region svg:x="3.113cm" svg:y="2.94cm" svg:width="14.878cm" svg:height="8.905cm"/>
          <chart:axis chart:dimension="x" chart:name="primary-x" chart:style-name="ch6" chartooo:axis-type="auto">
            <chartooo:date-scale/>
            <chart:title svg:x="9.388cm" svg:y="13.165cm" chart:style-name="ch7">
              <text:p>elements</text:p>
            </chart:title>
            <chart:categories table:cell-range-address="Sheet1.J4:Sheet1.J22"/>
          </chart:axis>
          <chart:axis chart:dimension="y" chart:name="primary-y" chart:style-name="ch8">
            <chart:title svg:x="0.451cm" svg:y="8.472cm" chart:style-name="ch9">
              <text:p>seconds</text:p>
            </chart:title>
            <chart:grid chart:style-name="ch10" chart:class="major"/>
          </chart:axis>
          <chart:series chart:style-name="ch11" chart:values-cell-range-address="Sheet1.L4:Sheet1.L22" chart:label-cell-address="Sheet1.L3:Sheet1.L3" chart:class="chart:line">
            <chart:data-point chart:repeated="19"/>
          </chart:series>
          <chart:series chart:style-name="ch12" chart:values-cell-range-address="Sheet1.M4:Sheet1.M22" chart:label-cell-address="Sheet1.M3:Sheet1.M3" chart:class="chart:line">
            <chart:data-point chart:repeated="19"/>
          </chart:series>
          <chart:series chart:style-name="ch13" chart:values-cell-range-address="Sheet1.N4:Sheet1.N22" chart:label-cell-address="Sheet1.N3:Sheet1.N3" chart:class="chart:line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bonacci</text:p>
                <draw:g>
                  <svg:desc>Sheet1.L3:Sheet1.L3</svg:desc>
                </draw:g>
              </table:table-cell>
              <table:table-cell office:value-type="string">
                <text:p>binary</text:p>
                <draw:g>
                  <svg:desc>Sheet1.M3:Sheet1.M3</svg:desc>
                </draw:g>
              </table:table-cell>
              <table:table-cell office:value-type="string">
                <text:p>van emde boas</text:p>
                <draw:g>
                  <svg:desc>Sheet1.N3:Sheet1.N3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J4:Sheet1.J22</svg:desc>
                </draw:g>
              </table:table-cell>
              <table:table-cell office:value-type="float" office:value="0.0000042824">
                <text:p>0.0000042824</text:p>
                <draw:g>
                  <svg:desc>Sheet1.L4:Sheet1.L22</svg:desc>
                </draw:g>
              </table:table-cell>
              <table:table-cell office:value-type="float" office:value="0.000011692">
                <text:p>0.000011692</text:p>
                <draw:g>
                  <svg:desc>Sheet1.M4:Sheet1.M22</svg:desc>
                </draw:g>
              </table:table-cell>
              <table:table-cell office:value-type="float" office:value="0.0000120228">
                <text:p>0.0000120228</text:p>
                <draw:g>
                  <svg:desc>Sheet1.N4:Sheet1.N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71598">
                <text:p>0.0000071598</text:p>
              </table:table-cell>
              <table:table-cell office:value-type="float" office:value="0.000026654">
                <text:p>0.000026654</text:p>
              </table:table-cell>
              <table:table-cell office:value-type="float" office:value="0.000042157">
                <text:p>0.000042157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13081">
                <text:p>0.000013081</text:p>
              </table:table-cell>
              <table:table-cell office:value-type="float" office:value="0.000060889">
                <text:p>0.000060889</text:p>
              </table:table-cell>
              <table:table-cell office:value-type="float" office:value="0.000083424">
                <text:p>0.000083424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127894">
                <text:p>0.0000127894</text:p>
              </table:table-cell>
              <table:table-cell office:value-type="float" office:value="0.0000634322">
                <text:p>0.0000634322</text:p>
              </table:table-cell>
              <table:table-cell office:value-type="float" office:value="0.0000601072">
                <text:p>0.0000601072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203962">
                <text:p>0.0000203962</text:p>
              </table:table-cell>
              <table:table-cell office:value-type="float" office:value="0.0001203636">
                <text:p>0.0001203636</text:p>
              </table:table-cell>
              <table:table-cell office:value-type="float" office:value="0.000117694">
                <text:p>0.000117694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351886">
                <text:p>0.0000351886</text:p>
              </table:table-cell>
              <table:table-cell office:value-type="float" office:value="0.0002133854">
                <text:p>0.0002133854</text:p>
              </table:table-cell>
              <table:table-cell office:value-type="float" office:value="0.000221257">
                <text:p>0.000221257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72241">
                <text:p>0.000072241</text:p>
              </table:table-cell>
              <table:table-cell office:value-type="float" office:value="0.0004548086">
                <text:p>0.0004548086</text:p>
              </table:table-cell>
              <table:table-cell office:value-type="float" office:value="0.0004409434">
                <text:p>0.0004409434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1429582">
                <text:p>0.0001429582</text:p>
              </table:table-cell>
              <table:table-cell office:value-type="float" office:value="0.0009724386">
                <text:p>0.0009724386</text:p>
              </table:table-cell>
              <table:table-cell office:value-type="float" office:value="0.0009294238">
                <text:p>0.0009294238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2940406">
                <text:p>0.0002940406</text:p>
              </table:table-cell>
              <table:table-cell office:value-type="float" office:value="0.0020431">
                <text:p>0.0020431</text:p>
              </table:table-cell>
              <table:table-cell office:value-type="float" office:value="0.00185173">
                <text:p>0.00185173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5925652">
                <text:p>0.0005925652</text:p>
              </table:table-cell>
              <table:table-cell office:value-type="float" office:value="0.004271324">
                <text:p>0.004271324</text:p>
              </table:table-cell>
              <table:table-cell office:value-type="float" office:value="0.006321966">
                <text:p>0.006321966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126955">
                <text:p>0.00126955</text:p>
              </table:table-cell>
              <table:table-cell office:value-type="float" office:value="0.008777484">
                <text:p>0.008777484</text:p>
              </table:table-cell>
              <table:table-cell office:value-type="float" office:value="0.01295702">
                <text:p>0.01295702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295865">
                <text:p>0.00295865</text:p>
              </table:table-cell>
              <table:table-cell office:value-type="float" office:value="0.0198266">
                <text:p>0.0198266</text:p>
              </table:table-cell>
              <table:table-cell office:value-type="float" office:value="0.02560848">
                <text:p>0.02560848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647274">
                <text:p>0.00647274</text:p>
              </table:table-cell>
              <table:table-cell office:value-type="float" office:value="0.04445612">
                <text:p>0.04445612</text:p>
              </table:table-cell>
              <table:table-cell office:value-type="float" office:value="0.05143136">
                <text:p>0.05143136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1168964">
                <text:p>0.01168964</text:p>
              </table:table-cell>
              <table:table-cell office:value-type="float" office:value="0.09382666">
                <text:p>0.09382666</text:p>
              </table:table-cell>
              <table:table-cell office:value-type="float" office:value="0.1043934">
                <text:p>0.1043934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2109298">
                <text:p>0.02109298</text:p>
              </table:table-cell>
              <table:table-cell office:value-type="float" office:value="0.192284">
                <text:p>0.192284</text:p>
              </table:table-cell>
              <table:table-cell office:value-type="float" office:value="0.208845">
                <text:p>0.208845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4500684">
                <text:p>0.04500684</text:p>
              </table:table-cell>
              <table:table-cell office:value-type="float" office:value="0.3971952">
                <text:p>0.3971952</text:p>
              </table:table-cell>
              <table:table-cell office:value-type="float" office:value="0.4168852">
                <text:p>0.4168852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833433">
                <text:p>0.0833433</text:p>
              </table:table-cell>
              <table:table-cell office:value-type="float" office:value="0.8282778">
                <text:p>0.8282778</text:p>
              </table:table-cell>
              <table:table-cell office:value-type="float" office:value="0.8327124">
                <text:p>0.8327124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1601772">
                <text:p>0.1601772</text:p>
              </table:table-cell>
              <table:table-cell office:value-type="float" office:value="1.733836">
                <text:p>1.733836</text:p>
              </table:table-cell>
              <table:table-cell office:value-type="float" office:value="1.618534">
                <text:p>1.618534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3264604">
                <text:p>0.3264604</text:p>
              </table:table-cell>
              <table:table-cell office:value-type="float" office:value="3.632636">
                <text:p>3.632636</text:p>
              </table:table-cell>
              <table:table-cell office:value-type="float" office:value="3.23786">
                <text:p>3.237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